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3.297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8.675cm"/>
    </style:style>
    <style:style style:name="co15" style:family="table-column">
      <style:table-column-properties fo:break-before="auto" style:column-width="4.247cm"/>
    </style:style>
    <style:style style:name="co16" style:family="table-column">
      <style:table-column-properties fo:break-before="auto" style:column-width="4.609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4.329cm"/>
    </style:style>
    <style:style style:name="co19" style:family="table-column">
      <style:table-column-properties fo:break-before="auto" style:column-width="4.276cm"/>
    </style:style>
    <style:style style:name="co20" style:family="table-column">
      <style:table-column-properties fo:break-before="auto" style:column-width="4.193cm"/>
    </style:style>
    <style:style style:name="ro1" style:family="table-row">
      <style:table-row-properties style:row-height="1.711cm" fo:break-before="auto" style:use-optimal-row-height="false"/>
    </style:style>
    <style:style style:name="ro2" style:family="table-row">
      <style:table-row-properties style:row-height="1.122cm" fo:break-before="auto" style:use-optimal-row-height="false"/>
    </style:style>
    <style:style style:name="ro3" style:family="table-row">
      <style:table-row-properties style:row-height="1.859cm" fo:break-before="auto" style:use-optimal-row-height="false"/>
    </style:style>
    <style:style style:name="ro4" style:family="table-row">
      <style:table-row-properties style:row-height="0.67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1.071cm" fo:break-before="auto" style:use-optimal-row-height="false"/>
    </style:style>
    <style:style style:name="ro9" style:family="table-row">
      <style:table-row-properties style:row-height="1.729cm" fo:break-before="auto" style:use-optimal-row-height="false"/>
    </style:style>
    <style:style style:name="ro10" style:family="table-row">
      <style:table-row-properties style:row-height="1.018cm" fo:break-before="auto" style:use-optimal-row-height="true"/>
    </style:style>
    <style:style style:name="ro11" style:family="table-row">
      <style:table-row-properties style:row-height="1.372cm" fo:break-before="auto" style:use-optimal-row-height="false"/>
    </style:style>
    <style:style style:name="ro12" style:family="table-row">
      <style:table-row-properties style:row-height="1.404cm" fo:break-before="auto" style:use-optimal-row-height="true"/>
    </style:style>
    <style:style style:name="ro13" style:family="table-row">
      <style:table-row-properties style:row-height="1.635cm" fo:break-before="auto" style:use-optimal-row-height="false"/>
    </style:style>
    <style:style style:name="ro14" style:family="table-row">
      <style:table-row-properties style:row-height="1.559cm" fo:break-before="auto" style:use-optimal-row-height="false"/>
    </style:style>
    <style:style style:name="ro15" style:family="table-row">
      <style:table-row-properties style:row-height="0.647cm" fo:break-before="auto" style:use-optimal-row-height="true"/>
    </style:style>
    <style:style style:name="ro16" style:family="table-row">
      <style:table-row-properties style:row-height="0.931cm" fo:break-before="auto" style:use-optimal-row-height="fals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1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 style:vertical-align="middl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f6f9d4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wrap-option="wrap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7d1d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dee6ef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dbb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136" style:family="table-cell" style:parent-style-name="Default">
      <style:table-cell-properties fo:background-color="#ffd8ce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ffd8ce" style:text-align-source="fix" style:repeat-content="false" fo:wrap-option="wrap" fo:padding="0.136cm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34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start" fo:margin-left="0cm"/>
    </style:style>
    <style:style style:name="ce144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5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6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7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8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9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50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start" fo:margin-left="0cm"/>
    </style:style>
    <style:style style:name="ce151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start" fo:margin-left="0cm"/>
    </style:style>
    <style:style style:name="ce162" style:family="table-cell" style:parent-style-name="Default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63" style:family="table-cell" style:parent-style-name="Default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51" style:family="table-cell" style:parent-style-name="Default" style:data-style-name="N41">
      <style:table-cell-properties style:text-align-source="fix" style:repeat-content="false" fo:wrap-option="wrap"/>
      <style:paragraph-properties fo:text-align="start" fo:margin-left="0cm"/>
    </style:style>
    <style:style style:name="ce175" style:family="table-cell" style:parent-style-name="Default">
      <style:table-cell-properties fo:border-bottom="0.99pt dashed #000000" fo:background-color="#000000" style:text-align-source="fix" style:repeat-content="false" fo:wrap-option="wrap" fo:border-left="0.99pt dashed #000000" fo:border-right="none" fo:border-top="0.99pt dashed #000000" style:vertical-align="middl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181" style:family="table-cell" style:parent-style-name="Default">
      <style:table-cell-properties fo:border-bottom="0.99pt dashed #000000" fo:background-color="#ffff00" style:text-align-source="fix" style:repeat-content="false" fo:wrap-option="wrap" fo:border-left="none" fo:border-right="0.99pt dashed #000000" fo:border-top="0.99pt dashe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2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3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4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8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80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center" fo:margin-left="0cm"/>
    </style:style>
    <style:style style:name="ce182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fo:padding="0.136cm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9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70" style:family="table-cell" style:parent-style-name="Default">
      <style:table-cell-properties fo:background-color="#000000" style:text-align-source="fix" style:repeat-content="false" fo:wrap-option="no-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6f9d4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d4ea6b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1" style:family="table-cell" style:parent-style-name="Default">
      <style:table-cell-properties style:text-align-source="fix" style:repeat-content="false" fo:wrap-option="no-wrap" fo:padding="0.136cm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f7d1d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4" style:family="table-cell" style:parent-style-name="Default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205" style:family="table-cell" style:parent-style-name="Default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ee6e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7" style:family="table-cell" style:parent-style-name="Default">
      <style:table-cell-properties fo:background-color="#729fc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8" style:family="table-cell" style:parent-style-name="Default">
      <style:table-cell-properties fo:background-color="#ffdbb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9" style:family="table-cell" style:parent-style-name="Default">
      <style:table-cell-properties fo:background-color="#ff972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0" style:family="table-cell" style:parent-style-name="Default">
      <style:table-cell-properties fo:background-color="#ffdbb6" fo:border="0.06pt solid #000000" fo:padding="0.136cm"/>
    </style:style>
    <style:style style:name="ce213" style:family="table-cell" style:parent-style-name="Default">
      <style:table-cell-properties fo:background-color="#ff972f" fo:border="0.06pt solid #000000" fo:padding="0.136cm"/>
    </style:style>
    <style:style style:name="ce21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106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</style:style>
    <style:style style:name="ce216" style:family="table-cell" style:parent-style-name="Default" style:data-style-name="N108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17" style:family="table-cell" style:parent-style-name="Default" style:data-style-name="N108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27" style:family="table-cell" style:parent-style-name="Default" style:data-style-name="N108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28" style:family="table-cell" style:parent-style-name="Default" style:data-style-name="N108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29" style:family="table-cell" style:parent-style-name="Default" style:data-style-name="N108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231" style:family="table-cell" style:parent-style-name="Default" style:data-style-name="N108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2" style:family="table-cell" style:parent-style-name="Default" style:data-style-name="N108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233" style:family="table-cell" style:parent-style-name="Default" style:data-style-name="N108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234" style:family="table-cell" style:parent-style-name="Default" style:data-style-name="N108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8" style:family="table-cell" style:parent-style-name="Default" style:data-style-name="N108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9" style:family="table-cell" style:parent-style-name="Default" style:data-style-name="N108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40" style:family="table-cell" style:parent-style-name="Default" style:data-style-name="N108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41" style:family="table-cell" style:parent-style-name="Default" style:data-style-name="N108">
      <style:table-cell-properties fo:background-color="#ffdbb6" style:text-align-source="fix" style:repeat-content="false" fo:border="0.06pt solid #000000" fo:padding="0.136cm" style:vertical-align="middle"/>
      <style:paragraph-properties fo:text-align="center" fo:margin-left="0cm"/>
    </style:style>
    <style:style style:name="ce242" style:family="table-cell" style:parent-style-name="Default" style:data-style-name="N108">
      <style:table-cell-properties fo:background-color="#ff972f" style:text-align-source="fix" style:repeat-content="false" fo:border="0.06pt solid #000000" fo:padding="0.136cm" style:vertical-align="middle"/>
      <style:paragraph-properties fo:text-align="center" fo:margin-left="0cm"/>
    </style:style>
    <style:style style:name="ce243" style:family="table-cell" style:parent-style-name="Default" style:data-style-name="N108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244" style:family="table-cell" style:parent-style-name="Default" style:data-style-name="N108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" style:family="table-cell" style:parent-style-name="Default" style:data-style-name="N108"/>
    <style:style style:name="ce24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53" style:family="table-cell" style:parent-style-name="Default" style:data-style-name="N108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63" style:family="table-cell" style:parent-style-name="Default" style:data-style-name="N108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65" style:family="table-cell" style:parent-style-name="Default" style:data-style-name="N108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3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8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9" style:family="table-cell" style:parent-style-name="Default" style:data-style-name="N108">
      <style:table-cell-properties fo:background-color="#dedce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000000" fo:wrap-option="wrap" fo:padding="0.136cm" style:vertical-align="middl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1" style:family="table-cell" style:parent-style-name="Default">
      <style:table-cell-properties fo:border-bottom="none" fo:wrap-option="wrap" fo:border-left="0.06pt solid #000000" fo:padding="0.136cm" fo:border-right="0.06pt solid #000000" fo:border-top="none" style:vertical-align="middle"/>
    </style:style>
    <style:style style:name="ce195" style:family="table-cell" style:parent-style-name="Default">
      <style:table-cell-properties fo:border-bottom="none" fo:border-left="0.06pt solid #000000" fo:border-right="0.06pt solid #000000" fo:border-top="none"/>
    </style:style>
    <style:style style:name="ce153" style:family="table-cell" style:parent-style-name="Default">
      <style:table-cell-properties fo:border-bottom="none" fo:border-left="0.74pt solid #000000" fo:border-right="0.74pt solid #000000" fo:border-top="none"/>
    </style:style>
    <style:style style:name="ce112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>
      <style:table-cell-properties fo:border-bottom="none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277" style:family="table-cell" style:parent-style-name="Default" style:data-style-name="N108">
      <style:table-cell-properties fo:border-bottom="0.06pt solid #000000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108">
      <style:table-cell-properties fo:border-bottom="none" style:text-align-source="fix" style:repeat-content="false" fo:wrap-option="wrap" fo:border-left="0.74pt solid #000000" fo:padding="0.136cm" fo:border-right="0.74pt solid #000000" fo:border-top="0.06pt solid #000000" style:vertical-align="middle"/>
      <style:paragraph-properties fo:text-align="center" fo:margin-left="0cm"/>
    </style:style>
    <style:style style:name="ce158" style:family="table-cell" style:parent-style-name="Default" style:data-style-name="N108">
      <style:table-cell-properties fo:border-bottom="0.06pt solid #000000" style:text-align-source="fix" style:repeat-content="false" fo:wrap-option="wrap" fo:border-left="0.74pt solid #000000" fo:padding="0.136cm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9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278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266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6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0" style:family="table-cell" style:parent-style-name="Default" style:data-style-name="N108">
      <style:table-cell-properties style:text-align-source="fix" style:repeat-content="false" fo:wrap-option="wrap" fo:border="none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8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89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28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8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00" style:family="table-cell" style:parent-style-name="Default" style:data-style-name="N0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95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7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 fo:wrap-option="wrap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76]" style:apply-style-name="En_20_attente_20_de_20_réception" style:base-cell-address="Liste_Materiel.Q1"/>
      <style:map style:condition="cell-content()=[$Liste_Materiel.$G$77]" style:apply-style-name="Sans_20_nom1" style:base-cell-address="Liste_Materiel.Q1"/>
      <style:map style:condition="cell-content()=[$Liste_Materiel.$G$78]" style:apply-style-name="colis_20_perdu" style:base-cell-address="Liste_Materiel.Q1"/>
    </style:style>
    <style:style style:name="ce3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a commander&quot;" style:apply-style-name="A_20_commander" style:base-cell-address="Liste_Materiel.Q1"/>
      <style:map style:condition="cell-content()=[$Liste_Materiel.$G$76]" style:apply-style-name="En_20_attente_20_de_20_réception" style:base-cell-address="Liste_Materiel.Q1"/>
      <style:map style:condition="cell-content()=[$Liste_Materiel.$G$77]" style:apply-style-name="Sans_20_nom1" style:base-cell-address="Liste_Materiel.Q1"/>
      <style:map style:condition="cell-content()=[$Liste_Materiel.$G$78]" style:apply-style-name="colis_20_perdu" style:base-cell-address="Liste_Materiel.Q1"/>
    </style:style>
    <style:style style:name="ce3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76]" style:apply-style-name="En_20_attente_20_de_20_réception" style:base-cell-address="Liste_Materiel.Q1"/>
      <style:map style:condition="cell-content()=[$Liste_Materiel.$G$77]" style:apply-style-name="Sans_20_nom1" style:base-cell-address="Liste_Materiel.Q1"/>
      <style:map style:condition="cell-content()=[$Liste_Materiel.$G$78]" style:apply-style-name="colis_20_perdu" style:base-cell-address="Liste_Materiel.Q1"/>
    </style:style>
    <style:style style:name="ce3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76]" style:apply-style-name="En_20_attente_20_de_20_réception" style:base-cell-address="Liste_Materiel.Q1"/>
      <style:map style:condition="cell-content()=[$Liste_Materiel.$G$77]" style:apply-style-name="Sans_20_nom1" style:base-cell-address="Liste_Materiel.Q1"/>
      <style:map style:condition="cell-content()=[$Liste_Materiel.$G$78]" style:apply-style-name="colis_20_perdu" style:base-cell-address="Liste_Materiel.Q1"/>
    </style:style>
    <style:style style:name="ce3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76]" style:apply-style-name="En_20_attente_20_de_20_réception" style:base-cell-address="Liste_Materiel.Q1"/>
      <style:map style:condition="cell-content()=[$Liste_Materiel.$G$77]" style:apply-style-name="Sans_20_nom1" style:base-cell-address="Liste_Materiel.Q1"/>
      <style:map style:condition="cell-content()=[$Liste_Materiel.$G$78]" style:apply-style-name="colis_20_perdu" style:base-cell-address="Liste_Materiel.Q1"/>
    </style:style>
    <style:style style:name="ce7" style:family="table-cell" style:parent-style-name="Default" style:data-style-name="N0">
      <style:table-cell-properties fo:wrap-option="wrap" style:vertical-align="middle"/>
    </style:style>
    <style:style style:name="ce8" style:family="table-cell" style:parent-style-name="Default">
      <style:table-cell-properties fo:border-bottom="none" fo:wrap-option="wrap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035cm" fo:padding-right="0.286cm" fo:padding-top="0.035cm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padding-bottom="0.035cm" fo:padding-left="0.035cm" fo:padding-right="0.286cm" fo:padding-top="0.035cm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padding-bottom="0.035cm" fo:padding-left="0.035cm" fo:padding-right="0.286cm" fo:padding-top="0.035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padding-bottom="0.035cm" fo:padding-left="0.035cm" fo:padding-right="0.286cm" fo:padding-top="0.035cm" style:vertical-align="middle"/>
      <style:paragraph-properties fo:text-align="end" fo:margin-left="0cm"/>
    </style:style>
    <style:style style:name="ce21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1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99"/>
    <style:style style:name="ce27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25" style:family="table-cell" style:parent-style-name="Default">
      <style:table-cell-properties fo:border="0.99pt solid #000000"/>
    </style:style>
    <style:style style:name="ce22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30" style:family="table-cell" style:parent-style-name="Pivot_20_Table_20_Category" style:data-style-name="N0">
      <style:table-cell-properties fo:border="0.99pt solid #000000"/>
    </style:style>
    <style:style style:name="ce23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23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45" style:family="table-cell" style:parent-style-name="Pivot_20_Table_20_Value" style:data-style-name="N108">
      <style:table-cell-properties fo:border-bottom="0.99pt solid #000000" fo:border-left="0.99pt solid #000000" fo:border-right="2.01pt solid #000000" fo:border-top="0.99pt solid #000000"/>
    </style:style>
    <style:style style:name="ce247" style:family="table-cell" style:parent-style-name="Pivot_20_Table_20_Result" style:data-style-name="N108">
      <style:table-cell-properties fo:border-bottom="2.01pt solid #000000" fo:border-left="0.99pt solid #000000" fo:border-right="2.01pt solid #000000" fo:border-top="0.99pt solid #000000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8" style:family="table-cell" style:parent-style-name="Default" style:data-style-name="N99">
      <style:table-cell-properties fo:wrap-option="wrap"/>
    </style:style>
    <style:style style:name="ce98" style:family="table-cell" style:parent-style-name="Default">
      <style:table-cell-properties fo:background-color="#2a6099" style:text-align-source="fix" style:repeat-content="false" fo:wrap-option="wrap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9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02" style:family="table-cell" style:parent-style-name="Default">
      <style:table-cell-properties fo:wrap-option="wrap" fo:border="0.06pt solid #0000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NT_Vexi.G69">
          <table:error-message table:message-type="stop" table:display="true"/>
        </table:content-validation>
        <table:content-validation table:name="val2" table:condition="of:cell-content-is-in-list([#REF!])" table:allow-empty-cell="true" table:display-list="sort-ascending" table:base-cell-address="NT_Vexi.Q46">
          <table:error-message table:message-type="stop" table:display="true"/>
        </table:content-validation>
      </table:content-validations>
      <table:table table:name="Liste_Materie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1"/>
        <table:table-column table:style-name="co2" table:default-cell-style-name="ce106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2" table:default-cell-style-name="ce166"/>
        <table:table-column table:style-name="co12" table:default-cell-style-name="ce166"/>
        <table:table-column table:style-name="co2" table:default-cell-style-name="ce294"/>
        <table:table-column table:style-name="co13" table:default-cell-style-name="ce315"/>
        <table:table-column table:style-name="co2" table:number-columns-repeated="1007" table:default-cell-style-name="ce2"/>
        <table:table-row table:style-name="ro1">
          <table:table-cell table:number-columns-repeated="2"/>
          <table:table-cell table:style-name="ce38" office:value-type="string" calcext:value-type="string" table:number-columns-spanned="7" table:number-rows-spanned="1">
            <text:p>Liste des éléments pour enregistreur température</text:p>
          </table:table-cell>
          <table:covered-table-cell table:number-columns-repeated="4"/>
          <table:covered-table-cell table:style-name="ce91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33" office:value-type="string" calcext:value-type="string">
            <text:p>Dernière mise à jour :</text:p>
          </table:table-cell>
          <table:table-cell table:style-name="ce51" table:formula="of:=TODAY()" office:value-type="date" office:date-value="2023-11-28" calcext:value-type="date">
            <text:p>28 novembre 2023</text:p>
          </table:table-cell>
          <table:table-cell table:number-columns-repeated="4"/>
          <table:table-cell office:value-type="string" calcext:value-type="string">
            <text:p>Précision Température</text:p>
          </table:table-cell>
          <table:table-cell office:value-type="string" calcext:value-type="string">
            <text:p>0,1°C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0"/>
          <table:table-cell table:number-columns-repeated="5"/>
          <table:table-cell office:value-type="string" calcext:value-type="string">
            <text:p>Capteur de pression</text:p>
          </table:table-cell>
          <table:table-cell office:value-type="string" calcext:value-type="string">
            <text:p>Non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40"/>
          <table:table-cell table:style-name="ce175" office:value-type="string" calcext:value-type="string">
            <text:p>Nombre de CTD désirés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6">
          <table:table-cell table:style-name="ce3"/>
          <table:table-cell table:style-name="ce21" office:value-type="string" calcext:value-type="string">
            <text:p>Catégorie</text:p>
          </table:table-cell>
          <table:table-cell table:style-name="ce21" office:value-type="string" calcext:value-type="string">
            <text:p>Désignation</text:p>
          </table:table-cell>
          <table:table-cell table:style-name="ce21" office:value-type="string" calcext:value-type="string">
            <text:p>Détails</text:p>
          </table:table-cell>
          <table:table-cell table:style-name="ce21" office:value-type="string" calcext:value-type="string">
            <text:p>Qt / Unit</text:p>
          </table:table-cell>
          <table:table-cell table:style-name="ce21" office:value-type="string" calcext:value-type="string">
            <text:p>Qt</text:p>
          </table:table-cell>
          <table:table-cell table:style-name="ce21" office:value-type="string" calcext:value-type="string">
            <text:p>Fournisseur</text:p>
          </table:table-cell>
          <table:table-cell table:style-name="ce70" office:value-type="string" calcext:value-type="string">
            <text:p>Lien</text:p>
          </table:table-cell>
          <table:table-cell table:style-name="ce216" office:value-type="string" calcext:value-type="string">
            <text:p>Prix unitaire</text:p>
          </table:table-cell>
          <table:table-cell table:style-name="ce21" office:value-type="string" calcext:value-type="string">
            <text:p>Prix / unit</text:p>
          </table:table-cell>
          <table:table-cell table:style-name="ce21" office:value-type="string" calcext:value-type="string">
            <text:p>Prix totale</text:p>
          </table:table-cell>
          <table:table-cell table:style-name="ce108" office:value-type="string" calcext:value-type="string">
            <text:p>Sous totaux par Unit</text:p>
          </table:table-cell>
          <table:table-cell table:style-name="ce108" office:value-type="string" calcext:value-type="string">
            <text:p>Sous totaux</text:p>
          </table:table-cell>
          <table:table-cell table:style-name="ce288" office:value-type="string" calcext:value-type="string">
            <text:p>Stocks</text:p>
          </table:table-cell>
          <table:table-cell table:style-name="ce288" office:value-type="string" calcext:value-type="string">
            <text:p>Reste à commander</text:p>
          </table:table-cell>
          <table:table-cell table:style-name="ce295" office:value-type="string" calcext:value-type="string">
            <text:p>Prix commande</text:p>
          </table:table-cell>
          <table:table-cell table:style-name="ce322" office:value-type="string" calcext:value-type="string">
            <text:p>Etat de la commande</text:p>
          </table:table-cell>
          <table:table-cell table:style-name="ce3" table:number-columns-repeated="1007"/>
        </table:table-row>
        <table:table-row table:style-name="ro7">
          <table:table-cell table:style-name="ce4"/>
          <table:table-cell table:style-name="ce18" office:value-type="string" calcext:value-type="string" table:number-columns-spanned="1" table:number-rows-spanned="17">
            <text:p>Électronique</text:p>
          </table:table-cell>
          <table:table-cell table:style-name="ce34" office:value-type="string" calcext:value-type="string">
            <text:p>Adafruit Module RTC </text:p>
          </table:table-cell>
          <table:table-cell table:style-name="ce34" office:value-type="string" calcext:value-type="string">
            <text:p>Veiller à l’horloge DS323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7]*[.$E$4]" office:value-type="float" office:value="1" calcext:value-type="float">
            <text:p>1</text:p>
          </table:table-cell>
          <table:table-cell table:style-name="ce52" office:value-type="string" calcext:value-type="string">
            <text:p>Digikey</text:p>
          </table:table-cell>
          <table:table-cell table:style-name="ce71" office:value-type="string" calcext:value-type="string">
            <text:p><text:a xlink:href="https://www.digikey.fr/fr/products/detail/adafruit-industries-llc/3028/5885910?utm_adgroup=General&amp;utm_source=google&amp;utm_medium=cpc&amp;utm_campaign=PMax%20Shopping_Product_Zombie%20SKUs&amp;utm_term=&amp;productid=5885910&amp;utm_content=General&amp;utm_id=go_cmp-17922324366_adg-_ad-__dev-c_ext-_prd-5885910_sig-CjwKCAiAvJarBhA1EiwAGgZl0OIszyhqVbAINkwPlYk4vHiPTS1qYUb_4L6z09RkgAZBhGtjfw7NUhoCSfUQAvD_BwE&amp;gad_source=1&amp;gclid=CjwKCAiAvJarBhA1EiwAGgZl0OIszyhqVbAINkwPlYk4vHiPTS1qYUb_4L6z09RkgAZBhGtjfw7NUhoCSfUQAvD_BwE" xlink:type="simple">https://www.digikey.fr/fr/products/detail/adafruit-industries-llc/3028/5885910?utm_adgroup=General&amp;utm_source=google&amp;utm_medium=cpc&amp;utm_campaign=PMax%20Shopping_Product_Zombie%20SKUs&amp;utm_term=&amp;productid=5885910&amp;utm_content=General&amp;utm_id=go_cmp-17922324366_adg-_ad-__dev-c_ext-_prd-5885910_sig-CjwKCAiAvJarBhA1EiwAGgZl0OIszyhqVbAINkwPlYk4vHiPTS1qYUb_4L6z09RkgAZBhGtjfw7NUhoCSfUQAvD_BwE&amp;gad_source=1&amp;gclid=CjwKCAiAvJarBhA1EiwAGgZl0OIszyhqVbAINkwPlYk4vHiPTS1qYUb_4L6z09RkgAZBhGtjfw7NUhoCSfUQAvD_BwE</text:a></text:p>
          </table:table-cell>
          <table:table-cell table:style-name="ce217" office:value-type="currency" office:currency="EUR" office:value="15.84" calcext:value-type="currency">
            <text:p>15,84 €</text:p>
          </table:table-cell>
          <table:table-cell table:style-name="ce217" table:formula="of:=[.I7]*[.E7]" office:value-type="currency" office:currency="EUR" office:value="15.84" calcext:value-type="currency">
            <text:p>15,84 €</text:p>
          </table:table-cell>
          <table:table-cell table:style-name="ce217" table:formula="of:=[.I7]*[.F7]" office:value-type="currency" office:currency="EUR" office:value="15.84" calcext:value-type="currency">
            <text:p>15,84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7]-[.N7]&lt;0;0;[.F7]-[.N7])" office:value-type="float" office:value="1" calcext:value-type="float">
            <text:p>1</text:p>
          </table:table-cell>
          <table:table-cell table:style-name="ce296" table:formula="of:=[.I7]*[.O7]" office:value-type="currency" office:currency="EUR" office:value="15.84" calcext:value-type="currency">
            <text:p>15,84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5" office:value-type="string" calcext:value-type="string">
            <text:p>Adafruit Adaloger M0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table:formula="of:=[.E8]*[.$E$4]" office:value-type="float" office:value="1" calcext:value-type="float">
            <text:p>1</text:p>
          </table:table-cell>
          <table:table-cell table:style-name="ce53" office:value-type="string" calcext:value-type="string">
            <text:p>Digikey</text:p>
          </table:table-cell>
          <table:table-cell table:style-name="ce72" office:value-type="string" calcext:value-type="string">
            <text:p>https://www.digikey.fr/fr/products/detail/adafruit-industries-llc/2796/5804105?utm_adgroup=General&amp;utm_source=google&amp;utm_medium=cpc&amp;utm_campaign=PMax%20Shopping_Product_Zombie%20SKUs&amp;utm_term=&amp;productid=5804105&amp;utm_content=General&amp;utm_id=go_cmp-17922324366_adg-_ad-__dev-c_ext-_prd-5804105_sig-CjwKCAiAvJarBhA1EiwAGgZl0FM07C1Q0AqY3TN9yedV5ThkB7VR6zT0-LiyIRHcAcYfz5Z5zk3GYhoC9WcQAvD_BwE&amp;gad_source=1&amp;gclid=CjwKCAiAvJarBhA1EiwAGgZl0FM07C1Q0AqY3TN9yedV5ThkB7VR6zT0-LiyIRHcAcYfz5Z5zk3GYhoC9WcQAvD_BwE</text:p>
          </table:table-cell>
          <table:table-cell table:style-name="ce227" office:value-type="currency" office:currency="EUR" office:value="22.66" calcext:value-type="currency">
            <text:p>22,66 €</text:p>
          </table:table-cell>
          <table:table-cell table:style-name="ce227" table:formula="of:=[.I8]*[.E8]" office:value-type="currency" office:currency="EUR" office:value="22.66" calcext:value-type="currency">
            <text:p>22,66 €</text:p>
          </table:table-cell>
          <table:table-cell table:style-name="ce227" table:formula="of:=[.I8]*[.F8]" office:value-type="currency" office:currency="EUR" office:value="22.66" calcext:value-type="currency">
            <text:p>22,66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]-[.N8]&lt;0;0;[.F8]-[.N8])" office:value-type="float" office:value="1" calcext:value-type="float">
            <text:p>1</text:p>
          </table:table-cell>
          <table:table-cell table:style-name="ce296" table:formula="of:=[.I8]*[.O8]" office:value-type="currency" office:currency="EUR" office:value="22.66" calcext:value-type="currency">
            <text:p>22,66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4" office:value-type="string" calcext:value-type="string">
            <text:p>Pile CR1220</text:p>
          </table:table-cell>
          <table:table-cell table:style-name="ce34" office:value-type="string" calcext:value-type="string">
            <text:p>Pile de l’horloge RTC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9]*[.$E$4]" office:value-type="float" office:value="1" calcext:value-type="float">
            <text:p>1</text:p>
          </table:table-cell>
          <table:table-cell table:style-name="ce52" office:value-type="string" calcext:value-type="string">
            <text:p>Amazon</text:p>
          </table:table-cell>
          <table:table-cell table:style-name="ce71" office:value-type="string" calcext:value-type="string">
            <text:p>https://www.amazon.fr/Direct-Duracell-lithium-emball%C3%A9es-blister/dp/B005OQJCQI/ref=sr_1_5_mod_primary_new?adgrpid=53681020742&amp;hvadid=275491841983&amp;hvdev=c&amp;hvlocphy=9055074&amp;hvnetw=g&amp;hvqmt=e&amp;hvrand=3973628367835507488&amp;hvtargid=kwd-294285437427&amp;hydadcr=4666_1736068&amp;keywords=cr1220&amp;qid=1701164857&amp;sbo=RZvfv%2F%2FHxDF%2BO5021pAnSA%3D%3D&amp;sr=8-5&amp;th=1</text:p>
          </table:table-cell>
          <table:table-cell table:style-name="ce217" office:value-type="currency" office:currency="EUR" office:value="3.12" calcext:value-type="currency">
            <text:p>3,12 €</text:p>
          </table:table-cell>
          <table:table-cell table:style-name="ce217" table:formula="of:=[.I9]*[.E9]" office:value-type="currency" office:currency="EUR" office:value="3.12" calcext:value-type="currency">
            <text:p>3,12 €</text:p>
          </table:table-cell>
          <table:table-cell table:style-name="ce217" table:formula="of:=[.I9]*[.F9]" office:value-type="currency" office:currency="EUR" office:value="3.12" calcext:value-type="currency">
            <text:p>3,1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]-[.N9]&lt;0;0;[.F9]-[.N9])" office:value-type="float" office:value="1" calcext:value-type="float">
            <text:p>1</text:p>
          </table:table-cell>
          <table:table-cell table:style-name="ce296" table:formula="of:=[.I9]*[.O9]" office:value-type="currency" office:currency="EUR" office:value="3.12" calcext:value-type="currency">
            <text:p>3,12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5"/>
          <table:covered-table-cell table:style-name="ce18"/>
          <table:table-cell table:style-name="ce35" office:value-type="string" calcext:value-type="string">
            <text:p>Carte micro SD 32Gb</text:p>
          </table:table-cell>
          <table:table-cell table:style-name="ce35" office:value-type="string" calcext:value-type="string">
            <text:p>Stockage des données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E10]*[.$E$4]" office:value-type="float" office:value="1" calcext:value-type="float">
            <text:p>1</text:p>
          </table:table-cell>
          <table:table-cell table:style-name="ce53" office:value-type="string" calcext:value-type="string">
            <text:p>Amazon</text:p>
          </table:table-cell>
          <table:table-cell table:style-name="ce72" office:value-type="string" calcext:value-type="string">
            <text:p>https://www.amazon.fr/SANDISK-Ultra-32-SDHC-MEM/dp/B08KSY222G/ref=sr_1_30?__mk_fr_FR=%C3%85M%C3%85%C5%BD%C3%95%C3%91&amp;crid=1KZ0GOFESQWR6&amp;keywords=carte+SD+32go&amp;qid=1701165366&amp;sprefix=carte+sd+32go%2Caps%2C103&amp;sr=8-30</text:p>
          </table:table-cell>
          <table:table-cell table:style-name="ce227" office:value-type="currency" office:currency="EUR" office:value="9.91" calcext:value-type="currency">
            <text:p>9,91 €</text:p>
          </table:table-cell>
          <table:table-cell table:style-name="ce227" table:formula="of:=[.I10]*[.E10]" office:value-type="currency" office:currency="EUR" office:value="9.91" calcext:value-type="currency">
            <text:p>9,91 €</text:p>
          </table:table-cell>
          <table:table-cell table:style-name="ce227" table:formula="of:=[.I10]*[.F10]" office:value-type="currency" office:currency="EUR" office:value="9.91" calcext:value-type="currency">
            <text:p>9,91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0]-[.N10]&lt;0;0;[.F10]-[.N10])" office:value-type="float" office:value="1" calcext:value-type="float">
            <text:p>1</text:p>
          </table:table-cell>
          <table:table-cell table:style-name="ce296" table:formula="of:=[.I10]*[.O10]" office:value-type="currency" office:currency="EUR" office:value="9.91" calcext:value-type="currency">
            <text:p>9,91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5" table:number-columns-repeated="1007"/>
        </table:table-row>
        <table:table-row table:style-name="ro7">
          <table:table-cell table:style-name="ce5"/>
          <table:covered-table-cell table:style-name="ce18"/>
          <table:table-cell table:style-name="ce34" office:value-type="string" calcext:value-type="string">
            <text:p>Carte de prototypage Adafruit</text:p>
          </table:table-cell>
          <table:table-cell table:style-name="ce34"/>
          <table:table-cell table:style-name="ce52" office:value-type="float" office:value="1" calcext:value-type="float">
            <text:p>1</text:p>
          </table:table-cell>
          <table:table-cell table:style-name="ce52" table:formula="of:=[.E11]*[.$E$4]" office:value-type="float" office:value="1" calcext:value-type="float">
            <text:p>1</text:p>
          </table:table-cell>
          <table:table-cell table:style-name="ce52" office:value-type="string" calcext:value-type="string">
            <text:p>Digikey</text:p>
          </table:table-cell>
          <table:table-cell table:style-name="ce71" office:value-type="string" calcext:value-type="string">
            <text:p>https://www.digikey.fr/fr/products/detail/adafruit-industries-llc/1608/5154676?utm_adgroup=&amp;utm_source=google&amp;utm_medium=cpc&amp;utm_campaign=PMax%20Shopping_Product_Low%20ROAS&amp;utm_term=&amp;productid=5154676&amp;utm_content=&amp;utm_id=go_cmp-19550459717_adg-_ad-__dev-c_ext-_prd-5154676_sig-CjwKCAiAvJarBhA1EiwAGgZl0EBEBWxPilUio2zgaL9nVzW6KavF3Bku5zuhQaknGknYq5O4PWOd_xoCHwEQAvD_BwE&amp;gad_source=1&amp;gclid=CjwKCAiAvJarBhA1EiwAGgZl0EBEBWxPilUio2zgaL9nVzW6KavF3Bku5zuhQaknGknYq5O4PWOd_xoCHwEQAvD_BwE</text:p>
          </table:table-cell>
          <table:table-cell table:style-name="ce217" office:value-type="currency" office:currency="EUR" office:value="3.35" calcext:value-type="currency">
            <text:p>3,35 €</text:p>
          </table:table-cell>
          <table:table-cell table:style-name="ce217" table:formula="of:=[.I11]*[.E11]" office:value-type="currency" office:currency="EUR" office:value="3.35" calcext:value-type="currency">
            <text:p>3,35 €</text:p>
          </table:table-cell>
          <table:table-cell table:style-name="ce217" table:formula="of:=[.I11]*[.F11]" office:value-type="currency" office:currency="EUR" office:value="3.35" calcext:value-type="currency">
            <text:p>3,35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1]-[.N11]&lt;0;0;[.F11]-[.N11])" office:value-type="float" office:value="1" calcext:value-type="float">
            <text:p>1</text:p>
          </table:table-cell>
          <table:table-cell table:style-name="ce296" table:formula="of:=[.I11]*[.O11]" office:value-type="currency" office:currency="EUR" office:value="3.35" calcext:value-type="currency">
            <text:p>3,35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5" table:number-columns-repeated="1007"/>
        </table:table-row>
        <table:table-row table:style-name="ro7">
          <table:table-cell table:style-name="ce5"/>
          <table:covered-table-cell table:style-name="ce18"/>
          <table:table-cell table:style-name="ce35" office:value-type="string" calcext:value-type="string">
            <text:p>Batterie Li-ion 3,7v 5,2 Ah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table:formula="of:=[.E12]*[.$E$4]" office:value-type="float" office:value="1" calcext:value-type="float">
            <text:p>1</text:p>
          </table:table-cell>
          <table:table-cell table:style-name="ce53" office:value-type="string" calcext:value-type="string">
            <text:p>RS pro</text:p>
          </table:table-cell>
          <table:table-cell table:style-name="ce72" office:value-type="string" calcext:value-type="string">
            <text:p>https://fr.rs-online.com/web/p/blocs-batteries-rechargeables/1449407?cm_mmc=FR-PLA-DS3A-_-google-_-CSS_FR_FR_PMAX_RS+Pro-_--_-1449407&amp;matchtype=&amp;&amp;gad_source=1&amp;gclid=CjwKCAiAvJarBhA1EiwAGgZl0JiUymgfLAFbqc4GPNCB6Qa_MZRQG9JOUmjeDTlAbFQRk-7xLYwtnBoCyOEQAvD_BwE&amp;gclsrc=aw.ds</text:p>
          </table:table-cell>
          <table:table-cell table:style-name="ce227" office:value-type="currency" office:currency="EUR" office:value="28.15" calcext:value-type="currency">
            <text:p>28,15 €</text:p>
          </table:table-cell>
          <table:table-cell table:style-name="ce227" table:formula="of:=[.I12]*[.E12]" office:value-type="currency" office:currency="EUR" office:value="28.15" calcext:value-type="currency">
            <text:p>28,15 €</text:p>
          </table:table-cell>
          <table:table-cell table:style-name="ce227" table:formula="of:=[.I12]*[.F12]" office:value-type="currency" office:currency="EUR" office:value="28.15" calcext:value-type="currency">
            <text:p>28,15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2]-[.N12]&lt;0;0;[.F12]-[.N12])" office:value-type="float" office:value="1" calcext:value-type="float">
            <text:p>1</text:p>
          </table:table-cell>
          <table:table-cell table:style-name="ce296" table:formula="of:=[.I12]*[.O12]" office:value-type="currency" office:currency="EUR" office:value="28.15" calcext:value-type="currency">
            <text:p>28,15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5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4" office:value-type="string" calcext:value-type="string">
            <text:p>Câble micro USB</text:p>
          </table:table-cell>
          <table:table-cell table:style-name="ce34" office:value-type="string" calcext:value-type="string">
            <text:p>Pour charge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13]*[.$E$4]" office:value-type="float" office:value="1" calcext:value-type="float">
            <text:p>1</text:p>
          </table:table-cell>
          <table:table-cell table:style-name="ce52" office:value-type="string" calcext:value-type="string">
            <text:p>Amazon</text:p>
          </table:table-cell>
          <table:table-cell table:style-name="ce71" office:value-type="string" calcext:value-type="string">
            <text:p>https://www.amazon.fr/transfert-donn%C3%A9es-chargement-dappareils-compatibles/dp/B08YZ23C66/ref=sr_1_39?__mk_fr_FR=%C3%85M%C3%85%C5%BD%C3%95%C3%91&amp;crid=33P1U6F6UYOK2&amp;keywords=c%C3%A2ble%2Bmicro%2BUSB&amp;qid=1701166427&amp;sprefix=c%C3%A2ble%2Bmicro%2Busb%2Caps%2C85&amp;sr=8-39&amp;th=1</text:p>
          </table:table-cell>
          <table:table-cell table:style-name="ce217" office:value-type="currency" office:currency="EUR" office:value="3.9" calcext:value-type="currency">
            <text:p>3,90 €</text:p>
          </table:table-cell>
          <table:table-cell table:style-name="ce217" table:formula="of:=[.I13]*[.E13]" office:value-type="currency" office:currency="EUR" office:value="3.9" calcext:value-type="currency">
            <text:p>3,90 €</text:p>
          </table:table-cell>
          <table:table-cell table:style-name="ce217" table:formula="of:=[.I13]*[.F13]" office:value-type="currency" office:currency="EUR" office:value="3.9" calcext:value-type="currency">
            <text:p>3,9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3]-[.N13]&lt;0;0;[.F13]-[.N13])" office:value-type="float" office:value="1" calcext:value-type="float">
            <text:p>1</text:p>
          </table:table-cell>
          <table:table-cell table:style-name="ce296" table:formula="of:=[.I13]*[.O13]" office:value-type="currency" office:currency="EUR" office:value="3.9" calcext:value-type="currency">
            <text:p>3,9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5" table:number-columns-repeated="2"/>
          <table:table-cell table:style-name="ce53"/>
          <table:table-cell table:style-name="ce53" table:formula="of:=[.E14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14]*[.E14]" office:value-type="currency" office:currency="EUR" office:value="0" calcext:value-type="currency">
            <text:p>0,00 €</text:p>
          </table:table-cell>
          <table:table-cell table:style-name="ce227" table:formula="of:=[.I14]*[.F14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4]-[.N14]&lt;0;0;[.F14]-[.N14])" office:value-type="float" office:value="0" calcext:value-type="float">
            <text:p>0</text:p>
          </table:table-cell>
          <table:table-cell table:style-name="ce296" table:formula="of:=[.I14]*[.O14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4" table:number-columns-repeated="2"/>
          <table:table-cell table:style-name="ce52"/>
          <table:table-cell table:style-name="ce52" table:formula="of:=[.E15]*[.$E$4]" office:value-type="float" office:value="0" calcext:value-type="float">
            <text:p>0</text:p>
          </table:table-cell>
          <table:table-cell table:style-name="ce52"/>
          <table:table-cell table:style-name="ce71"/>
          <table:table-cell table:style-name="ce217"/>
          <table:table-cell table:style-name="ce217" table:formula="of:=[.I15]*[.E15]" office:value-type="currency" office:currency="EUR" office:value="0" calcext:value-type="currency">
            <text:p>0,00 €</text:p>
          </table:table-cell>
          <table:table-cell table:style-name="ce217" table:formula="of:=[.I15]*[.F15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5]-[.N15]&lt;0;0;[.F15]-[.N15])" office:value-type="float" office:value="0" calcext:value-type="float">
            <text:p>0</text:p>
          </table:table-cell>
          <table:table-cell table:style-name="ce296" table:formula="of:=[.I15]*[.O15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5" table:number-columns-repeated="2"/>
          <table:table-cell table:style-name="ce53"/>
          <table:table-cell table:style-name="ce53" table:formula="of:=[.E16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16]*[.E16]" office:value-type="currency" office:currency="EUR" office:value="0" calcext:value-type="currency">
            <text:p>0,00 €</text:p>
          </table:table-cell>
          <table:table-cell table:style-name="ce227" table:formula="of:=[.I16]*[.F16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6]-[.N16]&lt;0;0;[.F16]-[.N16])" office:value-type="float" office:value="0" calcext:value-type="float">
            <text:p>0</text:p>
          </table:table-cell>
          <table:table-cell table:style-name="ce296" table:formula="of:=[.I16]*[.O16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4" table:number-columns-repeated="2"/>
          <table:table-cell table:style-name="ce52"/>
          <table:table-cell table:style-name="ce52" table:formula="of:=[.E17]*[.$E$4]" office:value-type="float" office:value="0" calcext:value-type="float">
            <text:p>0</text:p>
          </table:table-cell>
          <table:table-cell table:style-name="ce52"/>
          <table:table-cell table:style-name="ce71"/>
          <table:table-cell table:style-name="ce217"/>
          <table:table-cell table:style-name="ce217" table:formula="of:=[.I17]*[.E17]" office:value-type="currency" office:currency="EUR" office:value="0" calcext:value-type="currency">
            <text:p>0,00 €</text:p>
          </table:table-cell>
          <table:table-cell table:style-name="ce217" table:formula="of:=[.I17]*[.F17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7]-[.N17]&lt;0;0;[.F17]-[.N17])" office:value-type="float" office:value="0" calcext:value-type="float">
            <text:p>0</text:p>
          </table:table-cell>
          <table:table-cell table:style-name="ce296" table:formula="of:=[.I17]*[.O17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5" table:number-columns-repeated="2"/>
          <table:table-cell table:style-name="ce53"/>
          <table:table-cell table:style-name="ce53" table:formula="of:=[.E18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18]*[.E18]" office:value-type="currency" office:currency="EUR" office:value="0" calcext:value-type="currency">
            <text:p>0,00 €</text:p>
          </table:table-cell>
          <table:table-cell table:style-name="ce227" table:formula="of:=[.I18]*[.F18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8]-[.N18]&lt;0;0;[.F18]-[.N18])" office:value-type="float" office:value="0" calcext:value-type="float">
            <text:p>0</text:p>
          </table:table-cell>
          <table:table-cell table:style-name="ce296" table:formula="of:=[.I18]*[.O18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6" table:number-columns-repeated="2"/>
          <table:table-cell table:style-name="ce54"/>
          <table:table-cell table:style-name="ce52" table:formula="of:=[.E19]*[.$E$4]" office:value-type="float" office:value="0" calcext:value-type="float">
            <text:p>0</text:p>
          </table:table-cell>
          <table:table-cell table:style-name="ce54"/>
          <table:table-cell table:style-name="ce73"/>
          <table:table-cell table:style-name="ce228"/>
          <table:table-cell table:style-name="ce228" table:formula="of:=[.I19]*[.E19]" office:value-type="currency" office:currency="EUR" office:value="0" calcext:value-type="currency">
            <text:p>0,00 €</text:p>
          </table:table-cell>
          <table:table-cell table:style-name="ce217" table:formula="of:=[.I19]*[.F19]" office:value-type="currency" office:currency="EUR" office:value="0" calcext:value-type="currency">
            <text:p>0,00 €</text:p>
          </table:table-cell>
          <table:table-cell table:style-name="ce195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9]-[.N19]&lt;0;0;[.F19]-[.N19])" office:value-type="float" office:value="0" calcext:value-type="float">
            <text:p>0</text:p>
          </table:table-cell>
          <table:table-cell table:style-name="ce296" table:formula="of:=[.I19]*[.O19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18"/>
          <table:table-cell table:style-name="ce35" table:number-columns-repeated="2"/>
          <table:table-cell table:style-name="ce53"/>
          <table:table-cell table:style-name="ce53" table:formula="of:=[.E20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20]*[.E20]" office:value-type="currency" office:currency="EUR" office:value="0" calcext:value-type="currency">
            <text:p>0,00 €</text:p>
          </table:table-cell>
          <table:table-cell table:style-name="ce227" table:formula="of:=[.I20]*[.F20]" office:value-type="currency" office:currency="EUR" office:value="0" calcext:value-type="currency">
            <text:p>0,00 €</text:p>
          </table:table-cell>
          <table:table-cell table:style-name="ce195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20]-[.N20]&lt;0;0;[.F20]-[.N20])" office:value-type="float" office:value="0" calcext:value-type="float">
            <text:p>0</text:p>
          </table:table-cell>
          <table:table-cell table:style-name="ce296" table:formula="of:=[.I20]*[.O20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8"/>
          <table:table-cell table:style-name="ce36" table:number-columns-repeated="2"/>
          <table:table-cell table:style-name="ce54"/>
          <table:table-cell table:style-name="ce52" table:formula="of:=[.E21]*[.$E$4]" office:value-type="float" office:value="0" calcext:value-type="float">
            <text:p>0</text:p>
          </table:table-cell>
          <table:table-cell table:style-name="ce54"/>
          <table:table-cell table:style-name="ce73"/>
          <table:table-cell table:style-name="ce228"/>
          <table:table-cell table:style-name="ce228" table:formula="of:=[.I21]*[.E21]" office:value-type="currency" office:currency="EUR" office:value="0" calcext:value-type="currency">
            <text:p>0,00 €</text:p>
          </table:table-cell>
          <table:table-cell table:style-name="ce228" table:formula="of:=[.I21]*[.F21]" office:value-type="currency" office:currency="EUR" office:value="0" calcext:value-type="currency">
            <text:p>0,00 €</text:p>
          </table:table-cell>
          <table:table-cell table:style-name="ce153"/>
          <table:table-cell table:style-name="Default"/>
          <table:table-cell table:style-name="ce289" office:value-type="float" office:value="0" calcext:value-type="float">
            <text:p>0</text:p>
          </table:table-cell>
          <table:table-cell table:style-name="ce293" table:formula="of:=IF([.F21]-[.N21]&lt;0;0;[.F21]-[.N21])" office:value-type="float" office:value="0" calcext:value-type="float">
            <text:p>0</text:p>
          </table:table-cell>
          <table:table-cell table:style-name="ce296" table:formula="of:=[.I21]*[.O21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8"/>
          <table:table-cell table:style-name="ce35" table:number-columns-repeated="2"/>
          <table:table-cell table:style-name="ce53"/>
          <table:table-cell table:style-name="ce53" table:formula="of:=[.E22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22]*[.E22]" office:value-type="currency" office:currency="EUR" office:value="0" calcext:value-type="currency">
            <text:p>0,00 €</text:p>
          </table:table-cell>
          <table:table-cell table:style-name="ce227" table:formula="of:=[.I22]*[.F22]" office:value-type="currency" office:currency="EUR" office:value="0" calcext:value-type="currency">
            <text:p>0,00 €</text:p>
          </table:table-cell>
          <table:table-cell table:style-name="ce112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22]-[.N22]&lt;0;0;[.F22]-[.N22])" office:value-type="float" office:value="0" calcext:value-type="float">
            <text:p>0</text:p>
          </table:table-cell>
          <table:table-cell table:style-name="ce296" table:formula="of:=[.I22]*[.O22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8">
          <table:table-cell table:style-name="ce4"/>
          <table:covered-table-cell table:style-name="ce18"/>
          <table:table-cell table:style-name="ce36" table:number-columns-repeated="2"/>
          <table:table-cell table:style-name="ce54"/>
          <table:table-cell table:style-name="ce52" table:formula="of:=[.E23]*[.$E$4]" office:value-type="float" office:value="0" calcext:value-type="float">
            <text:p>0</text:p>
          </table:table-cell>
          <table:table-cell table:style-name="ce54"/>
          <table:table-cell table:style-name="ce73"/>
          <table:table-cell table:style-name="ce228"/>
          <table:table-cell table:style-name="ce228" table:formula="of:=[.I23]*[.E23]" office:value-type="currency" office:currency="EUR" office:value="0" calcext:value-type="currency">
            <text:p>0,00 €</text:p>
          </table:table-cell>
          <table:table-cell table:style-name="ce228" table:formula="of:=[.I23]*[.F23]" office:value-type="currency" office:currency="EUR" office:value="0" calcext:value-type="currency">
            <text:p>0,00 €</text:p>
          </table:table-cell>
          <table:table-cell table:style-name="ce112" table:formula="of:=SUM([.J7:.J23])" office:value-type="currency" office:currency="EUR" office:value="86.93" calcext:value-type="currency">
            <text:p>86,93 €</text:p>
          </table:table-cell>
          <table:table-cell table:style-name="ce112" table:formula="of:=SUM([.K7:.K23])" office:value-type="currency" office:currency="EUR" office:value="86.93" calcext:value-type="currency">
            <text:p>86,93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23]-[.N23]&lt;0;0;[.F23]-[.N23])" office:value-type="float" office:value="0" calcext:value-type="float">
            <text:p>0</text:p>
          </table:table-cell>
          <table:table-cell table:style-name="ce296" table:formula="of:=[.I23]*[.O23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9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table-cell table:style-name="ce20" office:value-type="string" calcext:value-type="string" table:number-columns-spanned="1" table:number-rows-spanned="5">
            <text:p>Capteurs</text:p>
          </table:table-cell>
          <table:table-cell table:style-name="ce144" table:number-columns-repeated="2"/>
          <table:table-cell table:style-name="ce171"/>
          <table:table-cell table:style-name="ce171" table:formula="of:=[.E25]*[.$E$4]" office:value-type="float" office:value="0" calcext:value-type="float">
            <text:p>0</text:p>
          </table:table-cell>
          <table:table-cell table:style-name="ce171"/>
          <table:table-cell table:style-name="ce202"/>
          <table:table-cell table:style-name="ce231"/>
          <table:table-cell table:style-name="ce231" table:formula="of:=[.I25]*[.E25]" office:value-type="currency" office:currency="EUR" office:value="0" calcext:value-type="currency">
            <text:p>0,00 €</text:p>
          </table:table-cell>
          <table:table-cell table:style-name="ce231" table:formula="of:=[.I25]*[.F25]" office:value-type="currency" office:currency="EUR" office:value="0" calcext:value-type="currency">
            <text:p>0,00 €</text:p>
          </table:table-cell>
          <table:table-cell table:style-name="ce109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5]-[.N25]&lt;0;0;[.F25]-[.N25])" office:value-type="float" office:value="0" calcext:value-type="float">
            <text:p>0</text:p>
          </table:table-cell>
          <table:table-cell table:style-name="ce296" table:formula="of:=[.I25]*[.O25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0">
          <table:table-cell table:style-name="ce125"/>
          <table:covered-table-cell table:style-name="ce20"/>
          <table:table-cell table:style-name="ce145" office:value-type="string" calcext:value-type="string">
            <text:p>Celsius Fast-Response, ±0.1°C Temperature Sensor (I2C)</text:p>
          </table:table-cell>
          <table:table-cell table:style-name="ce145"/>
          <table:table-cell table:style-name="ce172" office:value-type="float" office:value="1" calcext:value-type="float">
            <text:p>1</text:p>
          </table:table-cell>
          <table:table-cell table:style-name="ce172" table:formula="of:=[.E26]*[.$E$4]" office:value-type="float" office:value="1" calcext:value-type="float">
            <text:p>1</text:p>
          </table:table-cell>
          <table:table-cell table:style-name="ce172" office:value-type="string" calcext:value-type="string">
            <text:p>Syera</text:p>
          </table:table-cell>
          <table:table-cell table:style-name="ce204" office:value-type="string" calcext:value-type="string">
            <text:p><text:a xlink:href="http://syera.fr/boutique/fr/pression-temperature/278-capteur-de-temperature.html" xlink:type="simple">http://syera.fr/boutique/fr/pression-temperature/278-capteur-de-temperature.html</text:a></text:p>
          </table:table-cell>
          <table:table-cell table:style-name="ce232" office:value-type="currency" office:currency="EUR" office:value="81.48" calcext:value-type="currency">
            <text:p>81,48 €</text:p>
          </table:table-cell>
          <table:table-cell table:style-name="ce253" table:formula="of:=[.I26]*[.E26]" office:value-type="currency" office:currency="EUR" office:value="81.48" calcext:value-type="currency">
            <text:p>81,48 €</text:p>
          </table:table-cell>
          <table:table-cell table:style-name="ce253" table:formula="of:=[.I26]*[.F26]" office:value-type="currency" office:currency="EUR" office:value="81.48" calcext:value-type="currency">
            <text:p>81,48 €</text:p>
          </table:table-cell>
          <table:table-cell table:style-name="ce276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6]-[.N26]&lt;0;0;[.F26]-[.N26])" office:value-type="float" office:value="1" calcext:value-type="float">
            <text:p>1</text:p>
          </table:table-cell>
          <table:table-cell table:style-name="ce296" table:formula="of:=[.I26]*[.O26]" office:value-type="currency" office:currency="EUR" office:value="81.48" calcext:value-type="currency">
            <text:p>81,48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125" table:number-columns-repeated="1007"/>
        </table:table-row>
        <table:table-row table:style-name="ro7">
          <table:table-cell table:style-name="ce125"/>
          <table:covered-table-cell table:style-name="ce20"/>
          <table:table-cell table:style-name="ce144" table:number-columns-repeated="2"/>
          <table:table-cell table:style-name="ce171"/>
          <table:table-cell table:style-name="ce171" table:formula="of:=[.E27]*[.$E$4]" office:value-type="float" office:value="0" calcext:value-type="float">
            <text:p>0</text:p>
          </table:table-cell>
          <table:table-cell table:style-name="ce171"/>
          <table:table-cell table:style-name="ce205"/>
          <table:table-cell table:style-name="ce233"/>
          <table:table-cell table:style-name="ce231" table:formula="of:=[.I27]*[.E27]" office:value-type="currency" office:currency="EUR" office:value="0" calcext:value-type="currency">
            <text:p>0,00 €</text:p>
          </table:table-cell>
          <table:table-cell table:style-name="ce231" table:formula="of:=[.I27]*[.F27]" office:value-type="currency" office:currency="EUR" office:value="0" calcext:value-type="currency">
            <text:p>0,00 €</text:p>
          </table:table-cell>
          <table:table-cell table:style-name="ce276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7]-[.N27]&lt;0;0;[.F27]-[.N27])" office:value-type="float" office:value="0" calcext:value-type="float">
            <text:p>0</text:p>
          </table:table-cell>
          <table:table-cell table:style-name="ce296" table:formula="of:=[.I27]*[.O27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125" table:number-columns-repeated="1007"/>
        </table:table-row>
        <table:table-row table:style-name="ro7">
          <table:table-cell table:style-name="ce125"/>
          <table:covered-table-cell table:style-name="ce20"/>
          <table:table-cell table:style-name="ce145" table:number-columns-repeated="2"/>
          <table:table-cell table:style-name="ce172"/>
          <table:table-cell table:style-name="ce172" table:formula="of:=[.E28]*[.$E$4]" office:value-type="float" office:value="0" calcext:value-type="float">
            <text:p>0</text:p>
          </table:table-cell>
          <table:table-cell table:style-name="ce172"/>
          <table:table-cell table:style-name="ce204"/>
          <table:table-cell table:style-name="ce232"/>
          <table:table-cell table:style-name="ce253" table:formula="of:=[.I28]*[.E28]" office:value-type="currency" office:currency="EUR" office:value="0" calcext:value-type="currency">
            <text:p>0,00 €</text:p>
          </table:table-cell>
          <table:table-cell table:style-name="ce253" table:formula="of:=[.I28]*[.F28]" office:value-type="currency" office:currency="EUR" office:value="0" calcext:value-type="currency">
            <text:p>0,00 €</text:p>
          </table:table-cell>
          <table:table-cell table:style-name="ce276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8]-[.N28]&lt;0;0;[.F28]-[.N28])" office:value-type="float" office:value="0" calcext:value-type="float">
            <text:p>0</text:p>
          </table:table-cell>
          <table:table-cell table:style-name="ce296" table:formula="of:=[.I28]*[.O28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125" table:number-columns-repeated="1007"/>
        </table:table-row>
        <table:table-row table:style-name="ro7">
          <table:table-cell table:style-name="ce125"/>
          <table:covered-table-cell table:style-name="ce20"/>
          <table:table-cell table:style-name="ce144" table:number-columns-repeated="2"/>
          <table:table-cell table:style-name="ce171"/>
          <table:table-cell table:style-name="ce171" table:formula="of:=[.E29]*[.$E$4]" office:value-type="float" office:value="0" calcext:value-type="float">
            <text:p>0</text:p>
          </table:table-cell>
          <table:table-cell table:style-name="ce171"/>
          <table:table-cell table:style-name="ce205"/>
          <table:table-cell table:style-name="ce233"/>
          <table:table-cell table:style-name="ce231" table:formula="of:=[.I29]*[.E29]" office:value-type="currency" office:currency="EUR" office:value="0" calcext:value-type="currency">
            <text:p>0,00 €</text:p>
          </table:table-cell>
          <table:table-cell table:style-name="ce231" table:formula="of:=[.I29]*[.F29]" office:value-type="currency" office:currency="EUR" office:value="0" calcext:value-type="currency">
            <text:p>0,00 €</text:p>
          </table:table-cell>
          <table:table-cell table:style-name="ce277" table:formula="of:=SUM([.J25:.J29])" office:value-type="currency" office:currency="EUR" office:value="81.48" calcext:value-type="currency">
            <text:p>81,48 €</text:p>
          </table:table-cell>
          <table:table-cell table:style-name="ce277" table:formula="of:=SUM([.K25:.K29])" office:value-type="currency" office:currency="EUR" office:value="81.48" calcext:value-type="currency">
            <text:p>81,48 €</text:p>
          </table:table-cell>
          <table:table-cell table:style-name="ce286" office:value-type="float" office:value="0" calcext:value-type="float">
            <text:p>0</text:p>
          </table:table-cell>
          <table:table-cell table:style-name="ce293" table:formula="of:=IF([.F29]-[.N29]&lt;0;0;[.F29]-[.N29])" office:value-type="float" office:value="0" calcext:value-type="float">
            <text:p>0</text:p>
          </table:table-cell>
          <table:table-cell table:style-name="ce296" table:formula="of:=[.I29]*[.O29]" office:value-type="currency" office:currency="EUR" office:value="0" calcext:value-type="currency">
            <text:p>0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125" table:number-columns-repeated="1007"/>
        </table:table-row>
        <table:table-row table:style-name="ro11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12">
          <table:table-cell table:style-name="ce4"/>
          <table:table-cell table:style-name="ce24" office:value-type="string" calcext:value-type="string" table:number-columns-spanned="1" table:number-rows-spanned="7">
            <text:p>Etanchéité</text:p>
          </table:table-cell>
          <table:table-cell table:style-name="ce146" office:value-type="string" calcext:value-type="string">
            <text:p>Tube verrouillable PMMA 2 pouces 300mm (WTE2-P-LOCK-TUBE-300-R1)</text:p>
          </table:table-cell>
          <table:table-cell table:style-name="ce146"/>
          <table:table-cell table:style-name="ce173" office:value-type="float" office:value="1" calcext:value-type="float">
            <text:p>1</text:p>
          </table:table-cell>
          <table:table-cell table:style-name="ce173" table:formula="of:=[.E31]*[.$E$4]" office:value-type="float" office:value="1" calcext:value-type="float">
            <text:p>1</text:p>
          </table:table-cell>
          <table:table-cell table:style-name="ce171" office:value-type="string" calcext:value-type="string">
            <text:p>Syera</text:p>
          </table:table-cell>
          <table:table-cell table:style-name="ce206" office:value-type="string" calcext:value-type="string">
            <text:p>http://syera.fr/boutique/fr/tubes-2-pouces/138-tube-verrouillable-pmma-2-pouces-300mm.html</text:p>
          </table:table-cell>
          <table:table-cell table:style-name="ce234" office:value-type="currency" office:currency="EUR" office:value="39.57" calcext:value-type="currency">
            <text:p>39,57 €</text:p>
          </table:table-cell>
          <table:table-cell table:style-name="ce234" table:formula="of:=[.I31]*[.E31]" office:value-type="currency" office:currency="EUR" office:value="39.57" calcext:value-type="currency">
            <text:p>39,57 €</text:p>
          </table:table-cell>
          <table:table-cell table:style-name="ce269" table:formula="of:=[.I31]*[.F31]" office:value-type="currency" office:currency="EUR" office:value="39.57" calcext:value-type="currency">
            <text:p>39,57 €</text:p>
          </table:table-cell>
          <table:table-cell table:style-name="ce157"/>
          <table:table-cell table:style-name="ce278"/>
          <table:table-cell table:style-name="ce286" office:value-type="float" office:value="0" calcext:value-type="float">
            <text:p>0</text:p>
          </table:table-cell>
          <table:table-cell table:style-name="ce293" table:formula="of:=IF([.F31]-[.N31]&lt;0;0;[.F31]-[.N31])" office:value-type="float" office:value="1" calcext:value-type="float">
            <text:p>1</text:p>
          </table:table-cell>
          <table:table-cell table:style-name="ce296" table:formula="of:=[.I31]*[.O31]" office:value-type="currency" office:currency="EUR" office:value="39.57" calcext:value-type="currency">
            <text:p>39,57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4"/>
          <table:table-cell table:style-name="ce147" office:value-type="string" calcext:value-type="string">
            <text:p>Tape Alu 2 trous</text:p>
          </table:table-cell>
          <table:table-cell table:style-name="ce147"/>
          <table:table-cell table:style-name="ce174" office:value-type="float" office:value="2" calcext:value-type="float">
            <text:p>2</text:p>
          </table:table-cell>
          <table:table-cell table:style-name="ce174" table:formula="of:=[.E32]*[.$E$4]" office:value-type="float" office:value="2" calcext:value-type="float">
            <text:p>2</text:p>
          </table:table-cell>
          <table:table-cell table:style-name="ce174" office:value-type="string" calcext:value-type="string">
            <text:p>Syera</text:p>
          </table:table-cell>
          <table:table-cell table:style-name="ce207" office:value-type="string" calcext:value-type="string">
            <text:p>http://syera.fr/boutique/fr/brides-tapes-hublots-et-domes-2-pouces/111-tape-aluminium-2-trous-pour-tube-2-pouces.html</text:p>
          </table:table-cell>
          <table:table-cell table:style-name="ce238" office:value-type="currency" office:currency="EUR" office:value="9.54" calcext:value-type="currency">
            <text:p>9,54 €</text:p>
          </table:table-cell>
          <table:table-cell table:style-name="ce238" table:formula="of:=[.I32]*[.E32]" office:value-type="currency" office:currency="EUR" office:value="19.08" calcext:value-type="currency">
            <text:p>19,08 €</text:p>
          </table:table-cell>
          <table:table-cell table:style-name="ce238" table:formula="of:=[.I32]*[.F32]" office:value-type="currency" office:currency="EUR" office:value="19.08" calcext:value-type="currency">
            <text:p>19,08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2]-[.N32]&lt;0;0;[.F32]-[.N32])" office:value-type="float" office:value="2" calcext:value-type="float">
            <text:p>2</text:p>
          </table:table-cell>
          <table:table-cell table:style-name="ce296" table:formula="of:=[.I32]*[.O32]" office:value-type="currency" office:currency="EUR" office:value="19.08" calcext:value-type="currency">
            <text:p>19,08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4"/>
          <table:table-cell table:style-name="ce146" office:value-type="string" calcext:value-type="string">
            <text:p>Tape Alu <text:s/>sans trou</text:p>
          </table:table-cell>
          <table:table-cell table:style-name="ce146"/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Syera</text:p>
          </table:table-cell>
          <table:table-cell table:style-name="ce206" office:value-type="string" calcext:value-type="string">
            <text:p>http://syera.fr/boutique/fr/brides-tapes-hublots-et-domes-2-pouces/110-tape-aluminium-pleine-pour-tube-2-pouces.html</text:p>
          </table:table-cell>
          <table:table-cell table:style-name="ce234" office:value-type="currency" office:currency="EUR" office:value="8.16" calcext:value-type="currency">
            <text:p>8,16 €</text:p>
          </table:table-cell>
          <table:table-cell table:style-name="ce234" table:formula="of:=[.I33]*[.E33]" office:value-type="currency" office:currency="EUR" office:value="0" calcext:value-type="currency">
            <text:p>0,00 €</text:p>
          </table:table-cell>
          <table:table-cell table:style-name="ce234" table:formula="of:=[.I33]*[.F33]" office:value-type="currency" office:currency="EUR" office:value="8.16" calcext:value-type="currency">
            <text:p>8,16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3]-[.N33]&lt;0;0;[.F33]-[.N33])" office:value-type="float" office:value="1" calcext:value-type="float">
            <text:p>1</text:p>
          </table:table-cell>
          <table:table-cell table:style-name="ce296" table:formula="of:=[.I33]*[.O33]" office:value-type="currency" office:currency="EUR" office:value="8.16" calcext:value-type="currency">
            <text:p>8,16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4"/>
          <table:table-cell table:style-name="ce147" office:value-type="string" calcext:value-type="string">
            <text:p>Bouchon vent</text:p>
          </table:table-cell>
          <table:table-cell table:style-name="ce147"/>
          <table:table-cell table:style-name="ce174" office:value-type="float" office:value="1" calcext:value-type="float">
            <text:p>1</text:p>
          </table:table-cell>
          <table:table-cell table:style-name="ce174" table:formula="of:=[.E34]*[.$E$4]" office:value-type="float" office:value="1" calcext:value-type="float">
            <text:p>1</text:p>
          </table:table-cell>
          <table:table-cell table:style-name="ce174" office:value-type="string" calcext:value-type="string">
            <text:p>Syera</text:p>
          </table:table-cell>
          <table:table-cell table:style-name="ce207" office:value-type="string" calcext:value-type="string">
            <text:p>http://syera.fr/boutique/fr/accessoires-outillage/248-mise-a-l-air-libre.html?search_query=bouchon&amp;results=48</text:p>
          </table:table-cell>
          <table:table-cell table:style-name="ce238" office:value-type="currency" office:currency="EUR" office:value="10.47" calcext:value-type="currency">
            <text:p>10,47 €</text:p>
          </table:table-cell>
          <table:table-cell table:style-name="ce238" table:formula="of:=[.I34]*[.E34]" office:value-type="currency" office:currency="EUR" office:value="10.47" calcext:value-type="currency">
            <text:p>10,47 €</text:p>
          </table:table-cell>
          <table:table-cell table:style-name="ce238" table:formula="of:=[.I34]*[.F34]" office:value-type="currency" office:currency="EUR" office:value="10.47" calcext:value-type="currency">
            <text:p>10,47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4]-[.N34]&lt;0;0;[.F34]-[.N34])" office:value-type="float" office:value="1" calcext:value-type="float">
            <text:p>1</text:p>
          </table:table-cell>
          <table:table-cell table:style-name="ce296" table:formula="of:=[.I34]*[.O34]" office:value-type="currency" office:currency="EUR" office:value="10.47" calcext:value-type="currency">
            <text:p>10,47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4"/>
          <table:table-cell table:style-name="ce146" office:value-type="string" calcext:value-type="string">
            <text:p>Bride</text:p>
          </table:table-cell>
          <table:table-cell table:style-name="ce146"/>
          <table:table-cell table:style-name="ce173" office:value-type="float" office:value="2" calcext:value-type="float">
            <text:p>2</text:p>
          </table:table-cell>
          <table:table-cell table:style-name="ce173" table:formula="of:=[.E35]*[.$E$4]" office:value-type="float" office:value="2" calcext:value-type="float">
            <text:p>2</text:p>
          </table:table-cell>
          <table:table-cell table:style-name="ce173" office:value-type="string" calcext:value-type="string">
            <text:p>Syera</text:p>
          </table:table-cell>
          <table:table-cell table:style-name="ce206" office:value-type="string" calcext:value-type="string">
            <text:p>http://syera.fr/boutique/fr/brides-tapes-hublots-et-domes-2-pouces/128-bride-verrouillable-pour-tube-2-pouces.html</text:p>
          </table:table-cell>
          <table:table-cell table:style-name="ce234" office:value-type="currency" office:currency="EUR" office:value="31.42" calcext:value-type="currency">
            <text:p>31,42 €</text:p>
          </table:table-cell>
          <table:table-cell table:style-name="ce234" table:formula="of:=[.I35]*[.E35]" office:value-type="currency" office:currency="EUR" office:value="62.84" calcext:value-type="currency">
            <text:p>62,84 €</text:p>
          </table:table-cell>
          <table:table-cell table:style-name="ce234" table:formula="of:=[.I35]*[.F35]" office:value-type="currency" office:currency="EUR" office:value="62.84" calcext:value-type="currency">
            <text:p>62,84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5]-[.N35]&lt;0;0;[.F35]-[.N35])" office:value-type="float" office:value="2" calcext:value-type="float">
            <text:p>2</text:p>
          </table:table-cell>
          <table:table-cell table:style-name="ce296" table:formula="of:=[.I35]*[.O35]" office:value-type="currency" office:currency="EUR" office:value="62.84" calcext:value-type="currency">
            <text:p>62,84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4"/>
          <table:table-cell table:style-name="ce147" office:value-type="string" calcext:value-type="string">
            <text:p>Voyant lumineux étanche</text:p>
          </table:table-cell>
          <table:table-cell table:style-name="ce147"/>
          <table:table-cell table:style-name="ce174" office:value-type="float" office:value="1" calcext:value-type="float">
            <text:p>1</text:p>
          </table:table-cell>
          <table:table-cell table:style-name="ce174" table:formula="of:=[.E36]*[.$E$4]" office:value-type="float" office:value="1" calcext:value-type="float">
            <text:p>1</text:p>
          </table:table-cell>
          <table:table-cell table:style-name="ce174" office:value-type="string" calcext:value-type="string">
            <text:p>Syera</text:p>
          </table:table-cell>
          <table:table-cell table:style-name="ce207" office:value-type="string" calcext:value-type="string">
            <text:p><text:a xlink:href="http://syera.fr/boutique/fr/eclairages-voyants-lasers/53-voyant-etanche-vert.html?search_query=pompe+a+vide&amp;results=24" xlink:type="simple">http://syera.fr/boutique/fr/eclairages-voyants-lasers/53-voyant-etanche-vert.html?search_query=pompe+a+vide&amp;results=24</text:a></text:p>
          </table:table-cell>
          <table:table-cell table:style-name="ce238" office:value-type="currency" office:currency="EUR" office:value="14.4" calcext:value-type="currency">
            <text:p>14,40 €</text:p>
          </table:table-cell>
          <table:table-cell table:style-name="ce238" table:formula="of:=[.I36]*[.E36]" office:value-type="currency" office:currency="EUR" office:value="14.4" calcext:value-type="currency">
            <text:p>14,40 €</text:p>
          </table:table-cell>
          <table:table-cell table:style-name="ce238" table:formula="of:=[.I36]*[.F36]" office:value-type="currency" office:currency="EUR" office:value="14.4" calcext:value-type="currency">
            <text:p>14,40 €</text:p>
          </table:table-cell>
          <table:table-cell table:style-name="ce158"/>
          <table:table-cell table:style-name="ce112"/>
          <table:table-cell table:style-name="ce286" office:value-type="float" office:value="0" calcext:value-type="float">
            <text:p>0</text:p>
          </table:table-cell>
          <table:table-cell table:style-name="ce293" table:formula="of:=IF([.F36]-[.N36]&lt;0;0;[.F36]-[.N36])" office:value-type="float" office:value="1" calcext:value-type="float">
            <text:p>1</text:p>
          </table:table-cell>
          <table:table-cell table:style-name="ce296" table:formula="of:=[.I36]*[.O36]" office:value-type="currency" office:currency="EUR" office:value="14.4" calcext:value-type="currency">
            <text:p>14,4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4"/>
          <table:table-cell table:style-name="ce146" office:value-type="string" calcext:value-type="string">
            <text:p>Interrupteur étanche</text:p>
          </table:table-cell>
          <table:table-cell table:style-name="ce146"/>
          <table:table-cell table:style-name="ce173" office:value-type="float" office:value="1" calcext:value-type="float">
            <text:p>1</text:p>
          </table:table-cell>
          <table:table-cell table:style-name="ce173" table:formula="of:=[.E37]*[.$E$4]" office:value-type="float" office:value="1" calcext:value-type="float">
            <text:p>1</text:p>
          </table:table-cell>
          <table:table-cell table:style-name="ce173" office:value-type="string" calcext:value-type="string">
            <text:p>Syera</text:p>
          </table:table-cell>
          <table:table-cell table:style-name="ce206" office:value-type="string" calcext:value-type="string">
            <text:p>http://syera.fr/boutique/fr/accessoires-outillage/273-interrupteur-etanche-m10-5a.html</text:p>
          </table:table-cell>
          <table:table-cell table:style-name="ce234" office:value-type="currency" office:currency="EUR" office:value="23.28" calcext:value-type="currency">
            <text:p>23,28 €</text:p>
          </table:table-cell>
          <table:table-cell table:style-name="ce234" table:formula="of:=[.I37]*[.E37]" office:value-type="currency" office:currency="EUR" office:value="23.28" calcext:value-type="currency">
            <text:p>23,28 €</text:p>
          </table:table-cell>
          <table:table-cell table:style-name="ce234" table:formula="of:=[.I37]*[.F37]" office:value-type="currency" office:currency="EUR" office:value="23.28" calcext:value-type="currency">
            <text:p>23,28 €</text:p>
          </table:table-cell>
          <table:table-cell table:style-name="ce112" table:formula="of:=SUM([.J31:.J37])" office:value-type="currency" office:currency="EUR" office:value="169.64" calcext:value-type="currency">
            <text:p>169,64 €</text:p>
          </table:table-cell>
          <table:table-cell table:style-name="ce112" table:formula="of:=SUM([.K31:.K37])" office:value-type="currency" office:currency="EUR" office:value="177.8" calcext:value-type="currency">
            <text:p>177,80 €</text:p>
          </table:table-cell>
          <table:table-cell table:style-name="ce286" office:value-type="float" office:value="0" calcext:value-type="float">
            <text:p>0</text:p>
          </table:table-cell>
          <table:table-cell table:style-name="ce293" table:formula="of:=IF([.F37]-[.N37]&lt;0;0;[.F37]-[.N37])" office:value-type="float" office:value="1" calcext:value-type="float">
            <text:p>1</text:p>
          </table:table-cell>
          <table:table-cell table:style-name="ce296" table:formula="of:=[.I37]*[.O37]" office:value-type="currency" office:currency="EUR" office:value="23.28" calcext:value-type="currency">
            <text:p>23,28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3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style-name="ce287"/>
          <table:table-cell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table-cell table:style-name="ce25" office:value-type="string" calcext:value-type="string" table:number-columns-spanned="1" table:number-rows-spanned="7">
            <text:p>Autres</text:p>
          </table:table-cell>
          <table:table-cell table:style-name="ce148" office:value-type="string" calcext:value-type="string">
            <text:p>Kit GPIO header </text:p>
          </table:table-cell>
          <table:table-cell table:style-name="ce148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mazon</text:p>
          </table:table-cell>
          <table:table-cell table:style-name="ce208" office:value-type="string" calcext:value-type="string">
            <text:p>https://www.amazon.fr/Femelle-Connecteur-Breakaway-Arduino-Prototype/dp/B093LBN495/ref=sr_1_34_sspa?__mk_fr_FR=%C3%85M%C3%85%C5%BD%C3%95%C3%91&amp;crid=SOQO553CTLKS&amp;keywords=adafruit+header&amp;qid=1701165132&amp;sprefix=adafruit+header%2Caps%2C84&amp;sr=8-34-spons&amp;sp_csd=d2lkZ2V0TmFtZT1zcF9tdGY&amp;psc=1</text:p>
          </table:table-cell>
          <table:table-cell table:style-name="ce239" office:value-type="currency" office:currency="EUR" office:value="14.49" calcext:value-type="currency">
            <text:p>14,49 €</text:p>
          </table:table-cell>
          <table:table-cell table:style-name="ce239" table:formula="of:=[.I39]*[.E39]" office:value-type="currency" office:currency="EUR" office:value="14.49" calcext:value-type="currency">
            <text:p>14,49 €</text:p>
          </table:table-cell>
          <table:table-cell table:style-name="ce239" table:formula="of:=[.I39]*[.F39]" office:value-type="currency" office:currency="EUR" office:value="14.49" calcext:value-type="currency">
            <text:p>14,49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39]-[.N39]&lt;0;0;[.F39]-[.N39])" office:value-type="float" office:value="1" calcext:value-type="float">
            <text:p>1</text:p>
          </table:table-cell>
          <table:table-cell table:style-name="ce296" table:formula="of:=[.I39]*[.O39]" office:value-type="currency" office:currency="EUR" office:value="14.49" calcext:value-type="currency">
            <text:p>14,49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25"/>
          <table:table-cell table:style-name="ce149" office:value-type="string" calcext:value-type="string">
            <text:p>Pompe à vide</text:p>
          </table:table-cell>
          <table:table-cell table:style-name="ce149" office:value-type="string" calcext:value-type="string">
            <text:p>Pompe pour tester l’étanchéité des instruments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Amazon</text:p>
          </table:table-cell>
          <table:table-cell table:style-name="ce209" office:value-type="string" calcext:value-type="string">
            <text:p><text:a xlink:href="https://www.amazon.fr/Awsuc-Manuelle-Purgeur-adaptateurs-Diagnostic/dp/B09MN36PZF/ref=sr_1_5?__mk_fr_FR=ÅMÅŽÕÑ&amp;crid=1RRVYUEGD3T9O&amp;keywords=pompe+à+vide+manuelle&amp;qid=1701166688&amp;sprefix=pompe+à+vide+manuelle%2Caps%2C89&amp;sr=8-5" xlink:type="simple">https://www.amazon.fr/Awsuc-Manuelle-Purgeur-adaptateurs-Diagnostic/dp/B09MN36PZF/ref=sr_1_5?__mk_fr_FR=%C3%85M%C3%85%C5%BD%C3%95%C3%91&amp;crid=1RRVYUEGD3T9O&amp;keywords=pompe+%C3%A0+vide+manuelle&amp;qid=1701166688&amp;sprefix=pompe+%C3%A0+vide+manuelle%2Caps%2C89&amp;sr=8-5</text:a></text:p>
          </table:table-cell>
          <table:table-cell table:style-name="ce240" office:value-type="currency" office:currency="EUR" office:value="19.35" calcext:value-type="currency">
            <text:p>19,35 €</text:p>
          </table:table-cell>
          <table:table-cell table:style-name="ce240" table:formula="of:=[.I40]*[.E40]" office:value-type="currency" office:currency="EUR" office:value="19.35" calcext:value-type="currency">
            <text:p>19,35 €</text:p>
          </table:table-cell>
          <table:table-cell table:style-name="ce240" table:formula="of:=[.I40]*[.F40]" office:value-type="currency" office:currency="EUR" office:value="19.35" calcext:value-type="currency">
            <text:p>19,35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0]-[.N40]&lt;0;0;[.F40]-[.N40])" office:value-type="float" office:value="1" calcext:value-type="float">
            <text:p>1</text:p>
          </table:table-cell>
          <table:table-cell table:style-name="ce296" table:formula="of:=[.I40]*[.O40]" office:value-type="currency" office:currency="EUR" office:value="19.35" calcext:value-type="currency">
            <text:p>19,35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5"/>
          <table:table-cell table:style-name="ce150" office:value-type="string" calcext:value-type="string">
            <text:p>Adaptateur pour test d’étanchéité</text:p>
          </table:table-cell>
          <table:table-cell table:style-name="ce150"/>
          <table:table-cell table:style-name="ce180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80" office:value-type="string" calcext:value-type="string">
            <text:p>Syera</text:p>
          </table:table-cell>
          <table:table-cell table:style-name="ce210" office:value-type="string" calcext:value-type="string">
            <text:p>http://syera.fr/boutique/fr/accessoires-outillage/16-prise-pour-test-d-etancheite.html</text:p>
          </table:table-cell>
          <table:table-cell table:style-name="ce241" office:value-type="currency" office:currency="EUR" office:value="9.31" calcext:value-type="currency">
            <text:p>9,31 €</text:p>
          </table:table-cell>
          <table:table-cell table:style-name="ce239" table:formula="of:=[.I41]*[.E41]" office:value-type="currency" office:currency="EUR" office:value="9.31" calcext:value-type="currency">
            <text:p>9,31 €</text:p>
          </table:table-cell>
          <table:table-cell table:style-name="ce239" table:formula="of:=[.I41]*[.F41]" office:value-type="currency" office:currency="EUR" office:value="9.31" calcext:value-type="currency">
            <text:p>9,31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1]-[.N41]&lt;0;0;[.F41]-[.N41])" office:value-type="float" office:value="1" calcext:value-type="float">
            <text:p>1</text:p>
          </table:table-cell>
          <table:table-cell table:style-name="ce296" table:formula="of:=[.I41]*[.O41]" office:value-type="currency" office:currency="EUR" office:value="9.31" calcext:value-type="currency">
            <text:p>9,31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5"/>
          <table:table-cell table:style-name="ce151" office:value-type="string" calcext:value-type="string">
            <text:p>Graisse silicone</text:p>
          </table:table-cell>
          <table:table-cell table:style-name="ce151" office:value-type="string" calcext:value-type="string">
            <text:p>Pour étanchéité</text:p>
          </table:table-cell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Amazon</text:p>
          </table:table-cell>
          <table:table-cell table:style-name="ce213" office:value-type="string" calcext:value-type="string">
            <text:p>https://www.amazon.fr/Xavax-Graisse-silicone-multiple-1110/dp/B00APYQTPQ/ref=sr_1_14?__mk_fr_FR=%C3%85M%C3%85%C5%BD%C3%95%C3%91&amp;crid=3933KT1D5BGJ2&amp;keywords=graisse%2Bsilicone%2Bplong%C3%A9e&amp;qid=1701166991&amp;sprefix=graisse%2Bsilicone%2Bplong%C3%A9e%2Caps%2C78&amp;sr=8-14&amp;th=1</text:p>
          </table:table-cell>
          <table:table-cell table:style-name="ce242" office:value-type="currency" office:currency="EUR" office:value="12.99" calcext:value-type="currency">
            <text:p>12,99 €</text:p>
          </table:table-cell>
          <table:table-cell table:style-name="ce240" table:formula="of:=[.I42]*[.E42]" office:value-type="currency" office:currency="EUR" office:value="12.99" calcext:value-type="currency">
            <text:p>12,99 €</text:p>
          </table:table-cell>
          <table:table-cell table:style-name="ce240" table:formula="of:=[.I42]*[.F42]" office:value-type="currency" office:currency="EUR" office:value="12.99" calcext:value-type="currency">
            <text:p>12,9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2]-[.N42]&lt;0;0;[.F42]-[.N42])" office:value-type="float" office:value="1" calcext:value-type="float">
            <text:p>1</text:p>
          </table:table-cell>
          <table:table-cell table:style-name="ce296" table:formula="of:=[.I42]*[.O42]" office:value-type="currency" office:currency="EUR" office:value="12.99" calcext:value-type="currency">
            <text:p>12,99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5"/>
          <table:table-cell table:style-name="ce150" office:value-type="string" calcext:value-type="string">
            <text:p>Connectiques JST</text:p>
          </table:table-cell>
          <table:table-cell table:style-name="ce150" office:value-type="string" calcext:value-type="string">
            <text:p>Avec pince</text:p>
          </table:table-cell>
          <table:table-cell table:style-name="ce180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80" office:value-type="string" calcext:value-type="string">
            <text:p>Amazon</text:p>
          </table:table-cell>
          <table:table-cell table:style-name="ce210" office:value-type="string" calcext:value-type="string">
            <text:p>https://www.amazon.fr/connecteurs-PEBA-femelle-Adaptateur-Connecteur/dp/B07VW8F1NB/ref=sr_1_12?__mk_fr_FR=%C3%85M%C3%85%C5%BD%C3%95%C3%91&amp;crid=3DB5450LOG0DF&amp;keywords=kit%2Bconnecteur%2Bjst&amp;qid=1701167099&amp;sprefix=kit%2Bconnecteur%2Bjst%2Caps%2C81&amp;sr=8-12&amp;th=1</text:p>
          </table:table-cell>
          <table:table-cell table:style-name="ce241" office:value-type="currency" office:currency="EUR" office:value="38.99" calcext:value-type="currency">
            <text:p>38,99 €</text:p>
          </table:table-cell>
          <table:table-cell table:style-name="ce239" table:formula="of:=[.I43]*[.E43]" office:value-type="currency" office:currency="EUR" office:value="38.99" calcext:value-type="currency">
            <text:p>38,99 €</text:p>
          </table:table-cell>
          <table:table-cell table:style-name="ce239" table:formula="of:=[.I43]*[.F43]" office:value-type="currency" office:currency="EUR" office:value="38.99" calcext:value-type="currency">
            <text:p>38,9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3]-[.N43]&lt;0;0;[.F43]-[.N43])" office:value-type="float" office:value="1" calcext:value-type="float">
            <text:p>1</text:p>
          </table:table-cell>
          <table:table-cell table:style-name="ce296" table:formula="of:=[.I43]*[.O43]" office:value-type="currency" office:currency="EUR" office:value="38.99" calcext:value-type="currency">
            <text:p>38,99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covered-table-cell table:style-name="ce25"/>
          <table:table-cell table:style-name="ce151" office:value-type="string" calcext:value-type="string">
            <text:p>Fils pour connectiques</text:p>
          </table:table-cell>
          <table:table-cell table:style-name="ce151"/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Amazon</text:p>
          </table:table-cell>
          <table:table-cell table:style-name="ce213" office:value-type="string" calcext:value-type="string">
            <text:p>https://www.amazon.fr/Aussel-couleur-darc-en-ciel-1-27mm-connecteurs/dp/B077XF5LXH/ref=pd_sbs_sccl_3_2/262-1057335-3830602?pd_rd_w=Zk6lj&amp;content-id=amzn1.sym.2cff0401-b37b-4899-b0b6-d3d8cde2dc64&amp;pf_rd_p=2cff0401-b37b-4899-b0b6-d3d8cde2dc64&amp;pf_rd_r=C283FCSEJ2ZNNWH2G23N&amp;pd_rd_wg=OulFS&amp;pd_rd_r=9fc1c70b-0c0a-4500-8912-bbd120edea37&amp;pd_rd_i=B077XF5LXH&amp;th=1</text:p>
          </table:table-cell>
          <table:table-cell table:style-name="ce242" office:value-type="currency" office:currency="EUR" office:value="10.99" calcext:value-type="currency">
            <text:p>10,99 €</text:p>
          </table:table-cell>
          <table:table-cell table:style-name="ce240" table:formula="of:=[.I44]*[.E44]" office:value-type="currency" office:currency="EUR" office:value="10.99" calcext:value-type="currency">
            <text:p>10,99 €</text:p>
          </table:table-cell>
          <table:table-cell table:style-name="ce240" table:formula="of:=[.I44]*[.F44]" office:value-type="currency" office:currency="EUR" office:value="10.99" calcext:value-type="currency">
            <text:p>10,9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4]-[.N44]&lt;0;0;[.F44]-[.N44])" office:value-type="float" office:value="1" calcext:value-type="float">
            <text:p>1</text:p>
          </table:table-cell>
          <table:table-cell table:style-name="ce296" table:formula="of:=[.I44]*[.O44]" office:value-type="currency" office:currency="EUR" office:value="10.99" calcext:value-type="currency">
            <text:p>10,99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6">
          <table:table-cell table:style-name="ce4"/>
          <table:covered-table-cell table:style-name="ce25"/>
          <table:table-cell table:style-name="ce150" office:value-type="string" calcext:value-type="string">
            <text:p>Valise de transport H125</text:p>
          </table:table-cell>
          <table:table-cell table:style-name="ce150" office:value-type="string" calcext:value-type="string">
            <text:p>Valise etanche pouvant contenir 5 sondes</text:p>
          </table:table-cell>
          <table:table-cell table:style-name="ce180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80" office:value-type="string" calcext:value-type="string">
            <text:p>Vexi</text:p>
          </table:table-cell>
          <table:table-cell table:style-name="ce210" office:value-type="string" calcext:value-type="string">
            <text:p>https://www.vexi.fr/details/valises-plastique/etanches/valise-465-h125/</text:p>
          </table:table-cell>
          <table:table-cell table:style-name="ce241" office:value-type="currency" office:currency="EUR" office:value="71.33" calcext:value-type="currency">
            <text:p>71,33 €</text:p>
          </table:table-cell>
          <table:table-cell table:style-name="ce239" table:formula="of:=[.I45]*[.E45]" office:value-type="currency" office:currency="EUR" office:value="71.33" calcext:value-type="currency">
            <text:p>71,33 €</text:p>
          </table:table-cell>
          <table:table-cell table:style-name="ce239" table:formula="of:=[.I45]*[.F45]" office:value-type="currency" office:currency="EUR" office:value="71.33" calcext:value-type="currency">
            <text:p>71,33 €</text:p>
          </table:table-cell>
          <table:table-cell table:style-name="ce153"/>
          <table:table-cell table:style-name="Default"/>
          <table:table-cell table:style-name="ce289" office:value-type="float" office:value="0" calcext:value-type="float">
            <text:p>0</text:p>
          </table:table-cell>
          <table:table-cell table:style-name="ce293" table:formula="of:=IF([.F45]-[.N45]&lt;0;0;[.F45]-[.N45])" office:value-type="float" office:value="1" calcext:value-type="float">
            <text:p>1</text:p>
          </table:table-cell>
          <table:table-cell table:style-name="ce296" table:formula="of:=[.I45]*[.O45]" office:value-type="currency" office:currency="EUR" office:value="71.33" calcext:value-type="currency">
            <text:p>71,33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7">
          <table:table-cell table:style-name="ce4"/>
          <table:table-cell table:style-name="ce25"/>
          <table:table-cell table:style-name="ce151" office:value-type="string" calcext:value-type="string">
            <text:p>Filament pour impression 3D</text:p>
          </table:table-cell>
          <table:table-cell table:style-name="ce151"/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82" office:value-type="string" calcext:value-type="string">
            <text:p>Arianeplast</text:p>
          </table:table-cell>
          <table:table-cell table:style-name="ce213" office:value-type="string" calcext:value-type="string">
            <text:p>https://www.arianeplast.com/218-3d-filament-petg</text:p>
          </table:table-cell>
          <table:table-cell table:style-name="ce242" office:value-type="currency" office:currency="EUR" office:value="24" calcext:value-type="currency">
            <text:p>24,00 €</text:p>
          </table:table-cell>
          <table:table-cell table:style-name="ce240" table:formula="of:=[.I46]*[.E46]" office:value-type="currency" office:currency="EUR" office:value="24" calcext:value-type="currency">
            <text:p>24,00 €</text:p>
          </table:table-cell>
          <table:table-cell table:style-name="ce240" table:formula="of:=[.I46]*[.F46]" office:value-type="currency" office:currency="EUR" office:value="24" calcext:value-type="currency">
            <text:p>24,00 €</text:p>
          </table:table-cell>
          <table:table-cell table:style-name="ce112" table:formula="of:=SUM([.J39:.J46])" office:value-type="currency" office:currency="EUR" office:value="201.45" calcext:value-type="currency">
            <text:p>201,45 €</text:p>
          </table:table-cell>
          <table:table-cell table:style-name="ce112" table:formula="of:=SUM([.K39:.K46])" office:value-type="currency" office:currency="EUR" office:value="201.45" calcext:value-type="currency">
            <text:p>201,45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46]-[.N46]&lt;0;0;[.F46]-[.N46])" office:value-type="float" office:value="1" calcext:value-type="float">
            <text:p>1</text:p>
          </table:table-cell>
          <table:table-cell table:style-name="ce296" table:formula="of:=[.I46]*[.O46]" office:value-type="currency" office:currency="EUR" office:value="24" calcext:value-type="currency">
            <text:p>24,00 €</text:p>
          </table:table-cell>
          <table:table-cell table:style-name="ce312" table:content-validation-name="val2" office:value-type="string" calcext:value-type="string">
            <text:p>A commander</text:p>
          </table:table-cell>
          <table:table-cell table:style-name="ce4" table:number-columns-repeated="1007"/>
        </table:table-row>
        <table:table-row table:style-name="ro14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15">
          <table:table-cell table:style-name="ce4"/>
          <table:table-cell table:style-name="ce131" table:number-columns-repeated="4"/>
          <table:table-cell table:style-name="ce78"/>
          <table:table-cell table:style-name="ce131"/>
          <table:table-cell table:style-name="ce211"/>
          <table:table-cell table:style-name="ce229"/>
          <table:table-cell table:style-name="Default" table:number-columns-repeated="2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table-cell table:style-name="ce136" office:value-type="string" calcext:value-type="string" table:number-columns-spanned="1" table:number-rows-spanned="12">
            <text:p>Frais de ports</text:p>
          </table:table-cell>
          <table:table-cell table:style-name="ce162" table:number-columns-repeated="3"/>
          <table:table-cell table:style-name="ce79" table:formula="of:=[.E49]*[.$E$4]" office:value-type="float" office:value="0" calcext:value-type="float">
            <text:p>0</text:p>
          </table:table-cell>
          <table:table-cell table:style-name="ce162" table:number-columns-repeated="2"/>
          <table:table-cell table:style-name="ce243"/>
          <table:table-cell table:style-name="ce263" table:formula="of:=[.I49]*[.E49]" office:value-type="currency" office:currency="EUR" office:value="0" calcext:value-type="currency">
            <text:p>0,00 €</text:p>
          </table:table-cell>
          <table:table-cell table:style-name="ce263" table:formula="of:=[.I49]*[.F49]" office:value-type="currency" office:currency="EUR" office:value="0" calcext:value-type="currency">
            <text:p>0,00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9]-[.N49]&lt;0;0;[.F49]-[.N49])" office:value-type="float" office:value="0" calcext:value-type="float">
            <text:p>0</text:p>
          </table:table-cell>
          <table:table-cell table:style-name="ce296" table:formula="of:=[.I49]*[.O49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table:number-columns-repeated="3"/>
          <table:table-cell table:style-name="ce80" table:formula="of:=[.E50]*[.$E$4]" office:value-type="float" office:value="0" calcext:value-type="float">
            <text:p>0</text:p>
          </table:table-cell>
          <table:table-cell table:style-name="ce163" table:number-columns-repeated="2"/>
          <table:table-cell table:style-name="ce244"/>
          <table:table-cell table:style-name="ce265" table:formula="of:=[.I50]*[.E50]" office:value-type="currency" office:currency="EUR" office:value="0" calcext:value-type="currency">
            <text:p>0,00 €</text:p>
          </table:table-cell>
          <table:table-cell table:style-name="ce265" table:formula="of:=[.I50]*[.F50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0]-[.N50]&lt;0;0;[.F50]-[.N50])" office:value-type="float" office:value="0" calcext:value-type="float">
            <text:p>0</text:p>
          </table:table-cell>
          <table:table-cell table:style-name="ce296" table:formula="of:=[.I50]*[.O50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table:number-columns-repeated="3"/>
          <table:table-cell table:style-name="ce79" table:formula="of:=[.E51]*[.$E$4]" office:value-type="float" office:value="0" calcext:value-type="float">
            <text:p>0</text:p>
          </table:table-cell>
          <table:table-cell table:style-name="ce162" table:number-columns-repeated="2"/>
          <table:table-cell table:style-name="ce243"/>
          <table:table-cell table:style-name="ce263" table:formula="of:=[.I51]*[.E51]" office:value-type="currency" office:currency="EUR" office:value="0" calcext:value-type="currency">
            <text:p>0,00 €</text:p>
          </table:table-cell>
          <table:table-cell table:style-name="ce263" table:formula="of:=[.I51]*[.F51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1]-[.N51]&lt;0;0;[.F51]-[.N51])" office:value-type="float" office:value="0" calcext:value-type="float">
            <text:p>0</text:p>
          </table:table-cell>
          <table:table-cell table:style-name="ce296" table:formula="of:=[.I51]*[.O51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table:number-columns-repeated="3"/>
          <table:table-cell table:style-name="ce80" table:formula="of:=[.E52]*[.$E$4]" office:value-type="float" office:value="0" calcext:value-type="float">
            <text:p>0</text:p>
          </table:table-cell>
          <table:table-cell table:style-name="ce163" table:number-columns-repeated="2"/>
          <table:table-cell table:style-name="ce244"/>
          <table:table-cell table:style-name="ce265" table:formula="of:=[.I52]*[.E52]" office:value-type="currency" office:currency="EUR" office:value="0" calcext:value-type="currency">
            <text:p>0,00 €</text:p>
          </table:table-cell>
          <table:table-cell table:style-name="ce265" table:formula="of:=[.I52]*[.F52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2]-[.N52]&lt;0;0;[.F52]-[.N52])" office:value-type="float" office:value="0" calcext:value-type="float">
            <text:p>0</text:p>
          </table:table-cell>
          <table:table-cell table:style-name="ce296" table:formula="of:=[.I52]*[.O52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table:number-columns-repeated="3"/>
          <table:table-cell table:style-name="ce79" table:formula="of:=[.E53]*[.$E$4]" office:value-type="float" office:value="0" calcext:value-type="float">
            <text:p>0</text:p>
          </table:table-cell>
          <table:table-cell table:style-name="ce162" table:number-columns-repeated="2"/>
          <table:table-cell table:style-name="ce243"/>
          <table:table-cell table:style-name="ce263" table:formula="of:=[.I53]*[.E53]" office:value-type="currency" office:currency="EUR" office:value="0" calcext:value-type="currency">
            <text:p>0,00 €</text:p>
          </table:table-cell>
          <table:table-cell table:style-name="ce263" table:formula="of:=[.I53]*[.F53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3]-[.N53]&lt;0;0;[.F53]-[.N53])" office:value-type="float" office:value="0" calcext:value-type="float">
            <text:p>0</text:p>
          </table:table-cell>
          <table:table-cell table:style-name="ce296" table:formula="of:=[.I53]*[.O53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table:number-columns-repeated="3"/>
          <table:table-cell table:style-name="ce80" table:formula="of:=[.E54]*[.$E$4]" office:value-type="float" office:value="0" calcext:value-type="float">
            <text:p>0</text:p>
          </table:table-cell>
          <table:table-cell table:style-name="ce163" table:number-columns-repeated="2"/>
          <table:table-cell table:style-name="ce244"/>
          <table:table-cell table:style-name="ce265" table:formula="of:=[.I54]*[.E54]" office:value-type="currency" office:currency="EUR" office:value="0" calcext:value-type="currency">
            <text:p>0,00 €</text:p>
          </table:table-cell>
          <table:table-cell table:style-name="ce265" table:formula="of:=[.I54]*[.F54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4]-[.N54]&lt;0;0;[.F54]-[.N54])" office:value-type="float" office:value="0" calcext:value-type="float">
            <text:p>0</text:p>
          </table:table-cell>
          <table:table-cell table:style-name="ce296" table:formula="of:=[.I54]*[.O54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table:number-columns-repeated="3"/>
          <table:table-cell table:style-name="ce79" table:formula="of:=[.E55]*[.$E$4]" office:value-type="float" office:value="0" calcext:value-type="float">
            <text:p>0</text:p>
          </table:table-cell>
          <table:table-cell table:style-name="ce162" table:number-columns-repeated="2"/>
          <table:table-cell table:style-name="ce243"/>
          <table:table-cell table:style-name="ce263" table:formula="of:=[.I55]*[.E55]" office:value-type="currency" office:currency="EUR" office:value="0" calcext:value-type="currency">
            <text:p>0,00 €</text:p>
          </table:table-cell>
          <table:table-cell table:style-name="ce263" table:formula="of:=[.I55]*[.F55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5]-[.N55]&lt;0;0;[.F55]-[.N55])" office:value-type="float" office:value="0" calcext:value-type="float">
            <text:p>0</text:p>
          </table:table-cell>
          <table:table-cell table:style-name="ce296" table:formula="of:=[.I55]*[.O55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table:number-columns-repeated="3"/>
          <table:table-cell table:style-name="ce80" table:formula="of:=[.E56]*[.$E$4]" office:value-type="float" office:value="0" calcext:value-type="float">
            <text:p>0</text:p>
          </table:table-cell>
          <table:table-cell table:style-name="ce163" table:number-columns-repeated="2"/>
          <table:table-cell table:style-name="ce244"/>
          <table:table-cell table:style-name="ce265" table:formula="of:=[.I56]*[.E56]" office:value-type="currency" office:currency="EUR" office:value="0" calcext:value-type="currency">
            <text:p>0,00 €</text:p>
          </table:table-cell>
          <table:table-cell table:style-name="ce265" table:formula="of:=[.I56]*[.F56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6]-[.N56]&lt;0;0;[.F56]-[.N56])" office:value-type="float" office:value="0" calcext:value-type="float">
            <text:p>0</text:p>
          </table:table-cell>
          <table:table-cell table:style-name="ce296" table:formula="of:=[.I56]*[.O56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table:number-columns-repeated="3"/>
          <table:table-cell table:style-name="ce79" table:formula="of:=[.E57]*[.$E$4]" office:value-type="float" office:value="0" calcext:value-type="float">
            <text:p>0</text:p>
          </table:table-cell>
          <table:table-cell table:style-name="ce162" table:number-columns-repeated="2"/>
          <table:table-cell table:style-name="ce243"/>
          <table:table-cell table:style-name="ce263" table:formula="of:=[.I57]*[.E57]" office:value-type="currency" office:currency="EUR" office:value="0" calcext:value-type="currency">
            <text:p>0,00 €</text:p>
          </table:table-cell>
          <table:table-cell table:style-name="ce263" table:formula="of:=[.I57]*[.F57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7]-[.N57]&lt;0;0;[.F57]-[.N57])" office:value-type="float" office:value="0" calcext:value-type="float">
            <text:p>0</text:p>
          </table:table-cell>
          <table:table-cell table:style-name="ce296" table:formula="of:=[.I57]*[.O57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table:number-columns-repeated="3"/>
          <table:table-cell table:style-name="ce80" table:formula="of:=[.E58]*[.$E$4]" office:value-type="float" office:value="0" calcext:value-type="float">
            <text:p>0</text:p>
          </table:table-cell>
          <table:table-cell table:style-name="ce163" table:number-columns-repeated="2"/>
          <table:table-cell table:style-name="ce244"/>
          <table:table-cell table:style-name="ce265" table:formula="of:=[.I58]*[.E58]" office:value-type="currency" office:currency="EUR" office:value="0" calcext:value-type="currency">
            <text:p>0,00 €</text:p>
          </table:table-cell>
          <table:table-cell table:style-name="ce265" table:formula="of:=[.I58]*[.F58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8]-[.N58]&lt;0;0;[.F58]-[.N58])" office:value-type="float" office:value="0" calcext:value-type="float">
            <text:p>0</text:p>
          </table:table-cell>
          <table:table-cell table:style-name="ce296" table:formula="of:=[.I58]*[.O58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2" table:number-columns-repeated="3"/>
          <table:table-cell table:style-name="ce79" table:formula="of:=[.E59]*[.$E$4]" office:value-type="float" office:value="0" calcext:value-type="float">
            <text:p>0</text:p>
          </table:table-cell>
          <table:table-cell table:style-name="ce162" table:number-columns-repeated="2"/>
          <table:table-cell table:style-name="ce243"/>
          <table:table-cell table:style-name="ce263" table:formula="of:=[.I59]*[.E59]" office:value-type="currency" office:currency="EUR" office:value="0" calcext:value-type="currency">
            <text:p>0,00 €</text:p>
          </table:table-cell>
          <table:table-cell table:style-name="ce263" table:formula="of:=[.I59]*[.F59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9]-[.N59]&lt;0;0;[.F59]-[.N59])" office:value-type="float" office:value="0" calcext:value-type="float">
            <text:p>0</text:p>
          </table:table-cell>
          <table:table-cell table:style-name="ce296" table:formula="of:=[.I59]*[.O59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163" table:number-columns-repeated="3"/>
          <table:table-cell table:style-name="ce80" table:formula="of:=[.E60]*[.$E$4]" office:value-type="float" office:value="0" calcext:value-type="float">
            <text:p>0</text:p>
          </table:table-cell>
          <table:table-cell table:style-name="ce163" table:number-columns-repeated="2"/>
          <table:table-cell table:style-name="ce244"/>
          <table:table-cell table:style-name="ce265" table:formula="of:=[.I60]*[.E60]" office:value-type="currency" office:currency="EUR" office:value="0" calcext:value-type="currency">
            <text:p>0,00 €</text:p>
          </table:table-cell>
          <table:table-cell table:style-name="ce265" table:formula="of:=[.I60]*[.F60]" office:value-type="currency" office:currency="EUR" office:value="0" calcext:value-type="currency">
            <text:p>0,00 €</text:p>
          </table:table-cell>
          <table:table-cell table:style-name="ce279" table:formula="of:=SUM([.J49:.J60])" office:value-type="currency" office:currency="EUR" office:value="0" calcext:value-type="currency">
            <text:p>0,00 €</text:p>
          </table:table-cell>
          <table:table-cell table:style-name="ce279" table:formula="of:=SUM([.K49:.K60])" office:value-type="currency" office:currency="EUR" office:value="0" calcext:value-type="currency">
            <text:p>0,00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60]-[.N60]&lt;0;0;[.F60]-[.N60])" office:value-type="float" office:value="0" calcext:value-type="float">
            <text:p>0</text:p>
          </table:table-cell>
          <table:table-cell table:style-name="ce296" table:formula="of:=[.I60]*[.O60]" office:value-type="currency" office:currency="EUR" office:value="0" calcext:value-type="currency">
            <text:p>0,00 €</text:p>
          </table:table-cell>
          <table:table-cell table:style-name="ce313" table:content-validation-name="val2"/>
          <table:table-cell table:style-name="ce4" table:number-columns-repeated="1007"/>
        </table:table-row>
        <table:table-row table:style-name="ro15">
          <table:table-cell table:style-name="ce4"/>
          <table:table-cell table:style-name="ce131" table:number-columns-repeated="6"/>
          <table:table-cell table:style-name="ce211"/>
          <table:table-cell table:style-name="ce229" table:number-columns-repeated="3"/>
          <table:table-cell table:style-name="ce131" table:number-columns-repeated="2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6">
          <table:table-cell table:style-name="ce4"/>
          <table:table-cell table:style-name="ce131" table:number-columns-repeated="6"/>
          <table:table-cell table:style-name="ce211"/>
          <table:table-cell table:style-name="ce229"/>
          <table:table-cell table:style-name="ce137" office:value-type="string" calcext:value-type="string" table:number-columns-spanned="3" table:number-rows-spanned="1">
            <text:p>Total (Hors frais de ports)</text:p>
          </table:table-cell>
          <table:covered-table-cell table:number-columns-repeated="2" table:style-name="ce137"/>
          <table:table-cell table:style-name="ce266" table:formula="of:=SUM([.M46];[.M37];[.M29];[.M23])" office:value-type="currency" office:currency="EUR" office:value="547.66" calcext:value-type="currency">
            <text:p>547,66 €</text:p>
          </table:table-cell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6">
          <table:table-cell table:style-name="ce4"/>
          <table:table-cell table:style-name="ce131" table:number-columns-repeated="5"/>
          <table:table-cell table:style-name="ce131" office:value-type="string" calcext:value-type="string">
            <text:p><text:s/></text:p>
          </table:table-cell>
          <table:table-cell table:style-name="ce211"/>
          <table:table-cell table:style-name="ce229"/>
          <table:table-cell table:style-name="ce138" office:value-type="string" calcext:value-type="string" table:number-columns-spanned="3" table:number-rows-spanned="1">
            <text:p>Total (TTC)</text:p>
          </table:table-cell>
          <table:covered-table-cell table:number-columns-repeated="2" table:style-name="ce138"/>
          <table:table-cell table:style-name="ce267" table:formula="of:=[.M60]+[.M62]" office:value-type="currency" office:currency="EUR" office:value="547.66" calcext:value-type="currency">
            <text:p>547,66 €</text:p>
          </table:table-cell>
          <table:table-cell table:style-name="ce300" office:value-type="string" calcext:value-type="string" table:number-columns-spanned="2" table:number-rows-spanned="1">
            <text:p>Totale des commandes</text:p>
          </table:table-cell>
          <table:covered-table-cell/>
          <table:table-cell table:style-name="ce307" table:formula="of:=SUM([.P7:.P60])" office:value-type="currency" office:currency="EUR" office:value="547.66" calcext:value-type="currency">
            <text:p>547,66 €</text:p>
          </table:table-cell>
          <table:table-cell table:style-name="ce314"/>
          <table:table-cell table:style-name="ce4" table:number-columns-repeated="1007"/>
        </table:table-row>
        <table:table-row table:style-name="ro15">
          <table:table-cell table:style-name="ce4"/>
          <table:table-cell table:style-name="ce131" table:number-columns-repeated="4"/>
          <table:table-cell table:style-name="Default" table:number-columns-repeated="3"/>
          <table:table-cell table:style-name="ce1"/>
          <table:table-cell table:style-name="Default" table:number-columns-repeated="3"/>
          <table:table-cell table:style-name="ce280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5">
          <table:table-cell table:style-name="ce4"/>
          <table:table-cell table:style-name="ce131" table:number-columns-repeated="4"/>
          <table:table-cell table:style-name="Default"/>
          <table:table-cell table:style-name="Default" table:number-columns-spanned="4" table:number-rows-spanned="1"/>
          <table:covered-table-cell table:style-name="Default"/>
          <table:covered-table-cell table:style-name="ce1"/>
          <table:covered-table-cell table:style-name="Default"/>
          <table:table-cell table:style-name="Default" table:number-columns-repeated="2"/>
          <table:table-cell table:style-name="ce280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5">
          <table:table-cell table:style-name="ce4"/>
          <table:table-cell table:style-name="ce131" table:number-columns-repeated="4"/>
          <table:table-cell table:style-name="Default" table:number-columns-repeated="3"/>
          <table:table-cell table:style-name="ce1"/>
          <table:table-cell table:style-name="Default" table:number-columns-repeated="3"/>
          <table:table-cell table:style-name="ce280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5">
          <table:table-cell table:style-name="ce4"/>
          <table:table-cell table:style-name="ce131" table:number-columns-repeated="4"/>
          <table:table-cell table:style-name="Default" table:number-columns-repeated="3"/>
          <table:table-cell table:style-name="ce1"/>
          <table:table-cell table:style-name="Default" table:number-columns-repeated="3"/>
          <table:table-cell table:style-name="ce131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 table:number-rows-repeated="6">
          <table:table-cell table:style-name="ce4" table:number-columns-repeated="5"/>
          <table:table-cell table:style-name="Default" table:number-columns-repeated="3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ce193" office:value-type="string" calcext:value-type="string">
            <office:annotation draw:style-name="gr1" draw:text-style-name="P2" svg:width="2.899cm" svg:height="2.176cm" svg:x="22.818cm" svg:y="55.617cm" draw:caption-point-x="-0.61cm" draw:caption-point-y="1.511cm">
              <dc:date>2022-10-24T00:00:00</dc:date>
              <text:p text:style-name="P1"><text:span text:style-name="T1">Champs </text:span><text:span text:style-name="T1">nécéssaires pour </text:span><text:span text:style-name="T1">liste déroulante </text:span><text:span text:style-name="T1">colonne Q</text:span></text:p>
              <text:p text:style-name="P1"><text:span text:style-name="T1"/></text:p>
            </office:annotation>
            <text:p>Etat</text:p>
          </table:table-cell>
          <table:table-cell table:style-name="Default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ce3" table:content-validation-name="val1" office:value-type="string" calcext:value-type="string">
            <text:p>A commander</text:p>
          </table:table-cell>
          <table:table-cell table:style-name="Default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7">
          <table:table-cell table:style-name="ce4" table:number-columns-repeated="5"/>
          <table:table-cell table:style-name="Default"/>
          <table:table-cell table:style-name="ce3" table:content-validation-name="val1" office:value-type="string" calcext:value-type="string">
            <text:p>En attente de réception</text:p>
          </table:table-cell>
          <table:table-cell table:style-name="Default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ce3" table:content-validation-name="val1" office:value-type="string" calcext:value-type="string">
            <text:p>Reçu</text:p>
          </table:table-cell>
          <table:table-cell table:style-name="Default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ce3" table:content-validation-name="val1" office:value-type="string" calcext:value-type="string">
            <text:p>Colis perdu</text:p>
          </table:table-cell>
          <table:table-cell table:style-name="Default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/>
          <table:table-cell table:style-name="Default" office:value-type="string" calcext:value-type="string">
            <text:p>Rien</text:p>
          </table:table-cell>
          <table:table-cell table:style-name="Default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>
          <table:table-cell table:style-name="ce4" table:number-columns-repeated="5"/>
          <table:table-cell table:style-name="Default" table:number-columns-repeated="3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18">
          <table:table-cell table:style-name="ce4" table:number-columns-repeated="5"/>
          <table:table-cell table:style-name="Default" table:number-columns-repeated="3"/>
          <table:table-cell table:style-name="ce1"/>
          <table:table-cell table:style-name="Default" table:number-columns-repeated="3"/>
          <table:table-cell table:style-name="ce4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 table:number-rows-repeated="27">
          <table:table-cell table:style-name="ce4" table:number-columns-repeated="7"/>
          <table:table-cell table:style-name="ce214"/>
          <table:table-cell table:style-name="ce246" table:number-columns-repeated="3"/>
          <table:table-cell table:style-name="ce4" table:number-columns-repeated="2"/>
          <table:table-cell table:number-columns-repeated="2"/>
          <table:table-cell table:style-name="ce306"/>
          <table:table-cell table:style-name="ce314"/>
          <table:table-cell table:style-name="ce4" table:number-columns-repeated="1007"/>
        </table:table-row>
        <table:table-row table:style-name="ro5" table:number-rows-repeated="31">
          <table:table-cell table:number-columns-repeated="9"/>
          <table:table-cell table:style-name="ce246" table:number-columns-repeated="2"/>
          <table:table-cell table:number-columns-repeated="1013"/>
        </table:table-row>
        <table:table-row table:style-name="ro5" table:number-rows-repeated="104843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Liste_Materiel.Q1:Liste_Materiel.Q1048576">
            <calcext:condition calcext:apply-style-name="A commander" calcext:value="=&quot;a commander&quot;" calcext:base-cell-address="Liste_Materiel.Q1"/>
            <calcext:condition calcext:apply-style-name="En attente de réception" calcext:value="=[$Liste_Materiel.$G$76]" calcext:base-cell-address="Liste_Materiel.Q1"/>
            <calcext:condition calcext:apply-style-name="Sans nom1" calcext:value="=[$Liste_Materiel.$G$77]" calcext:base-cell-address="Liste_Materiel.Q1"/>
            <calcext:condition calcext:apply-style-name="colis perdu" calcext:value="=[$Liste_Materiel.$G$78]" calcext:base-cell-address="Liste_Materiel.Q1"/>
          </calcext:conditional-format>
        </calcext:conditional-formats>
      </table:table>
      <table:table table:name="NT_Amazon" table:style-name="ta1">
        <table:table-column table:style-name="co14" table:default-cell-style-name="ce5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7"/>
          <table:covered-table-cell table:number-columns-repeated="2" table:style-name="ce4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5">
          <table:table-cell table:style-name="ce9" office:value-type="string" calcext:value-type="string">
            <text:p>Etabli</text:p>
          </table:table-cell>
          <table:table-cell table:style-name="ce28" office:value-type="string" calcext:value-type="string">
            <text:p>Guillaume</text:p>
          </table:table-cell>
          <table:table-cell table:style-name="ce89" table:formula="of:=TODAY()" office:value-type="date" office:date-value="2023-11-28" calcext:value-type="date">
            <text:p>28/11/23</text:p>
          </table:table-cell>
          <table:table-cell/>
        </table:table-row>
        <table:table-row table:style-name="ro5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1" calcext:value-type="float" table:number-columns-spanned="2" table:number-rows-spanned="1">
            <text:p>1</text:p>
          </table:table-cell>
          <table:covered-table-cell/>
          <table:table-cell/>
        </table:table-row>
        <table:table-row table:style-name="ro5" table:number-rows-repeated="2">
          <table:table-cell table:style-name="ce17"/>
          <table:table-cell table:style-name="ce30"/>
          <table:table-cell table:number-columns-repeated="2"/>
        </table:table-row>
        <table:table-row table:style-name="ro5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5" office:value-type="string" calcext:value-type="string">
            <text:p>- multiple -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212" office:value-type="string" calcext:value-type="string">
            <text:p>Désignation</text:p>
          </table:table-cell>
          <table:table-cell table:style-name="ce226" office:value-type="string" calcext:value-type="string">
            <text:p>Reste à commander</text:p>
          </table:table-cell>
          <table:table-cell table:style-name="ce237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15" office:value-type="string" calcext:value-type="string">
            <text:p>Adafruit Adaloger M0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22.66" calcext:value-type="currency">
            <text:p>22,66 €</text:p>
          </table:table-cell>
          <table:table-cell/>
        </table:table-row>
        <table:table-row table:style-name="ro5">
          <table:table-cell table:style-name="ce215" office:value-type="string" calcext:value-type="string">
            <text:p>Adafruit Module RTC 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5.84" calcext:value-type="currency">
            <text:p>15,84 €</text:p>
          </table:table-cell>
          <table:table-cell/>
        </table:table-row>
        <table:table-row table:style-name="ro5">
          <table:table-cell table:style-name="ce215" office:value-type="string" calcext:value-type="string">
            <text:p>Batterie Li-ion 3,7v 5,2 Ah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28.15" calcext:value-type="currency">
            <text:p>28,15 €</text:p>
          </table:table-cell>
          <table:table-cell/>
        </table:table-row>
        <table:table-row table:style-name="ro5">
          <table:table-cell table:style-name="ce215" office:value-type="string" calcext:value-type="string">
            <text:p>Câble micro USB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3.9" calcext:value-type="currency">
            <text:p>3,90 €</text:p>
          </table:table-cell>
          <table:table-cell/>
        </table:table-row>
        <table:table-row table:style-name="ro5">
          <table:table-cell table:style-name="ce215" office:value-type="string" calcext:value-type="string">
            <text:p>Carte de prototypage Adafruit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3.35" calcext:value-type="currency">
            <text:p>3,35 €</text:p>
          </table:table-cell>
          <table:table-cell/>
        </table:table-row>
        <table:table-row table:style-name="ro5">
          <table:table-cell table:style-name="ce215" office:value-type="string" calcext:value-type="string">
            <text:p>Carte micro SD 32Gb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9.91" calcext:value-type="currency">
            <text:p>9,91 €</text:p>
          </table:table-cell>
          <table:table-cell/>
        </table:table-row>
        <table:table-row table:style-name="ro5">
          <table:table-cell table:style-name="ce215" office:value-type="string" calcext:value-type="string">
            <text:p>Connectiques JST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38.99" calcext:value-type="currency">
            <text:p>38,99 €</text:p>
          </table:table-cell>
          <table:table-cell/>
        </table:table-row>
        <table:table-row table:style-name="ro5">
          <table:table-cell table:style-name="ce215" office:value-type="string" calcext:value-type="string">
            <text:p>Filament pour impression 3D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24" calcext:value-type="currency">
            <text:p>24,00 €</text:p>
          </table:table-cell>
          <table:table-cell/>
        </table:table-row>
        <table:table-row table:style-name="ro5">
          <table:table-cell table:style-name="ce215" office:value-type="string" calcext:value-type="string">
            <text:p>Fils pour connectiques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0.99" calcext:value-type="currency">
            <text:p>10,99 €</text:p>
          </table:table-cell>
          <table:table-cell/>
        </table:table-row>
        <table:table-row table:style-name="ro5">
          <table:table-cell table:style-name="ce215" office:value-type="string" calcext:value-type="string">
            <text:p>Graisse silicone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2.99" calcext:value-type="currency">
            <text:p>12,99 €</text:p>
          </table:table-cell>
          <table:table-cell/>
        </table:table-row>
        <table:table-row table:style-name="ro5">
          <table:table-cell table:style-name="ce215" office:value-type="string" calcext:value-type="string">
            <text:p>Kit GPIO header 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4.49" calcext:value-type="currency">
            <text:p>14,49 €</text:p>
          </table:table-cell>
          <table:table-cell/>
        </table:table-row>
        <table:table-row table:style-name="ro5">
          <table:table-cell table:style-name="ce215" office:value-type="string" calcext:value-type="string">
            <text:p>Pile CR1220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3.12" calcext:value-type="currency">
            <text:p>3,12 €</text:p>
          </table:table-cell>
          <table:table-cell table:style-name="ce1"/>
        </table:table-row>
        <table:table-row table:style-name="ro5">
          <table:table-cell table:style-name="ce215" office:value-type="string" calcext:value-type="string">
            <text:p>Pompe à vide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9.35" calcext:value-type="currency">
            <text:p>19,35 €</text:p>
          </table:table-cell>
          <table:table-cell/>
        </table:table-row>
        <table:table-row table:style-name="ro5">
          <table:table-cell table:style-name="ce215" office:value-type="string" calcext:value-type="string">
            <text:p>Valise de transport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71.33" calcext:value-type="currency">
            <text:p>71,33 €</text:p>
          </table:table-cell>
          <table:table-cell/>
        </table:table-row>
        <table:table-row table:style-name="ro5">
          <table:table-cell table:style-name="ce218" office:value-type="string" calcext:value-type="string">
            <text:p>Total Résultat</text:p>
          </table:table-cell>
          <table:table-cell table:style-name="ce235"/>
          <table:table-cell table:style-name="ce247" office:value-type="currency" office:currency="EUR" office:value="279.07" calcext:value-type="currency">
            <text:p>279,07 €</text:p>
          </table:table-cell>
          <table:table-cell/>
        </table:table-row>
        <table:table-row table:style-name="ro5" table:number-rows-repeated="15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Arianeplast" table:style-name="ta1">
        <table:table-column table:style-name="co14" table:default-cell-style-name="ce5"/>
        <table:table-column table:style-name="co2" table:default-cell-style-name="Default"/>
        <table:table-column table:style-name="co17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7"/>
          <table:covered-table-cell table:number-columns-repeated="2" table:style-name="ce4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5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3-11-28" calcext:value-type="date">
            <text:p>28/11/23</text:p>
          </table:table-cell>
          <table:table-cell/>
        </table:table-row>
        <table:table-row table:style-name="ro5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1" calcext:value-type="float" table:number-columns-spanned="2" table:number-rows-spanned="1">
            <text:p>1</text:p>
          </table:table-cell>
          <table:covered-table-cell/>
          <table:table-cell/>
        </table:table-row>
        <table:table-row table:style-name="ro5" table:number-rows-repeated="2">
          <table:table-cell table:style-name="ce17"/>
          <table:table-cell table:style-name="ce30"/>
          <table:table-cell table:number-columns-repeated="2"/>
        </table:table-row>
        <table:table-row table:style-name="ro5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5" office:value-type="string" calcext:value-type="string">
            <text:p>Arianeplast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212" office:value-type="string" calcext:value-type="string">
            <text:p>Désignation</text:p>
          </table:table-cell>
          <table:table-cell table:style-name="ce226" office:value-type="string" calcext:value-type="string">
            <text:p>Reste à commander</text:p>
          </table:table-cell>
          <table:table-cell table:style-name="ce237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15" office:value-type="string" calcext:value-type="string">
            <text:p>Filament pour impression 3D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24" calcext:value-type="currency">
            <text:p>24,00 €</text:p>
          </table:table-cell>
          <table:table-cell/>
        </table:table-row>
        <table:table-row table:style-name="ro5">
          <table:table-cell table:style-name="ce218" office:value-type="string" calcext:value-type="string">
            <text:p>Total Résultat</text:p>
          </table:table-cell>
          <table:table-cell table:style-name="ce235"/>
          <table:table-cell table:style-name="ce247" office:value-type="currency" office:currency="EUR" office:value="24" calcext:value-type="currency">
            <text:p>24,00 €</text:p>
          </table:table-cell>
          <table:table-cell/>
        </table:table-row>
        <table:table-row table:style-name="ro5" table:number-rows-repeated="9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Digikey" table:style-name="ta1">
        <table:table-column table:style-name="co14" table:default-cell-style-name="ce5"/>
        <table:table-column table:style-name="co2" table:default-cell-style-name="Default"/>
        <table:table-column table:style-name="co18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7"/>
          <table:covered-table-cell table:number-columns-repeated="2" table:style-name="ce4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5">
          <table:table-cell table:style-name="ce9" office:value-type="string" calcext:value-type="string">
            <text:p>Etabli</text:p>
          </table:table-cell>
          <table:table-cell table:style-name="ce28"/>
          <table:table-cell table:style-name="ce89" table:formula="of:=TODAY()" office:value-type="date" office:date-value="2023-11-28" calcext:value-type="date">
            <text:p>28/11/23</text:p>
          </table:table-cell>
          <table:table-cell/>
        </table:table-row>
        <table:table-row table:style-name="ro5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Nombre de système fabriqué :</text:p>
          </table:table-cell>
          <table:table-cell table:style-name="ce30" office:value-type="float" office:value="1" calcext:value-type="float" table:number-columns-spanned="2" table:number-rows-spanned="1">
            <text:p>1</text:p>
          </table:table-cell>
          <table:covered-table-cell/>
          <table:table-cell/>
        </table:table-row>
        <table:table-row table:style-name="ro5" table:number-rows-repeated="2">
          <table:table-cell table:style-name="ce17"/>
          <table:table-cell table:style-name="ce30"/>
          <table:table-cell table:number-columns-repeated="2"/>
        </table:table-row>
        <table:table-row table:style-name="ro5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5" office:value-type="string" calcext:value-type="string">
            <text:p>Digikey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212" office:value-type="string" calcext:value-type="string">
            <text:p>Désignation</text:p>
          </table:table-cell>
          <table:table-cell table:style-name="ce226" office:value-type="string" calcext:value-type="string">
            <text:p>Reste à commander</text:p>
          </table:table-cell>
          <table:table-cell table:style-name="ce237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15" office:value-type="string" calcext:value-type="string">
            <text:p>Adafruit Adaloger M0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22.66" calcext:value-type="currency">
            <text:p>22,66 €</text:p>
          </table:table-cell>
          <table:table-cell/>
        </table:table-row>
        <table:table-row table:style-name="ro5">
          <table:table-cell table:style-name="ce215" office:value-type="string" calcext:value-type="string">
            <text:p>Adafruit Module RTC 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5.84" calcext:value-type="currency">
            <text:p>15,84 €</text:p>
          </table:table-cell>
          <table:table-cell/>
        </table:table-row>
        <table:table-row table:style-name="ro5">
          <table:table-cell table:style-name="ce215" office:value-type="string" calcext:value-type="string">
            <text:p>Carte de prototypage Adafruit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3.35" calcext:value-type="currency">
            <text:p>3,35 €</text:p>
          </table:table-cell>
          <table:table-cell/>
        </table:table-row>
        <table:table-row table:style-name="ro5">
          <table:table-cell table:style-name="ce218" office:value-type="string" calcext:value-type="string">
            <text:p>Total Résultat</text:p>
          </table:table-cell>
          <table:table-cell table:style-name="ce235"/>
          <table:table-cell table:style-name="ce247" office:value-type="currency" office:currency="EUR" office:value="41.85" calcext:value-type="currency">
            <text:p>41,85 €</text:p>
          </table:table-cell>
          <table:table-cell/>
        </table:table-row>
        <table:table-row table:style-name="ro5" table:number-rows-repeated="7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RSpro" table:style-name="ta1">
        <table:table-column table:style-name="co14" table:default-cell-style-name="ce5"/>
        <table:table-column table:style-name="co2" table:default-cell-style-name="Default"/>
        <table:table-column table:style-name="co18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7"/>
          <table:covered-table-cell table:number-columns-repeated="2" table:style-name="ce4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5">
          <table:table-cell table:style-name="ce9" office:value-type="string" calcext:value-type="string">
            <text:p>Etabli</text:p>
          </table:table-cell>
          <table:table-cell table:style-name="ce28" office:value-type="string" calcext:value-type="string">
            <text:p>Guillaume</text:p>
          </table:table-cell>
          <table:table-cell table:style-name="ce89" table:formula="of:=TODAY()" office:value-type="date" office:date-value="2023-11-28" calcext:value-type="date">
            <text:p>28/11/23</text:p>
          </table:table-cell>
          <table:table-cell/>
        </table:table-row>
        <table:table-row table:style-name="ro5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1" calcext:value-type="float" table:number-columns-spanned="2" table:number-rows-spanned="1">
            <text:p>1</text:p>
          </table:table-cell>
          <table:covered-table-cell/>
          <table:table-cell/>
        </table:table-row>
        <table:table-row table:style-name="ro5" table:number-rows-repeated="2">
          <table:table-cell table:style-name="ce17"/>
          <table:table-cell table:style-name="ce30"/>
          <table:table-cell table:number-columns-repeated="2"/>
        </table:table-row>
        <table:table-row table:style-name="ro5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5" office:value-type="string" calcext:value-type="string">
            <text:p>RS pro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212" office:value-type="string" calcext:value-type="string">
            <text:p>Désignation</text:p>
          </table:table-cell>
          <table:table-cell table:style-name="ce226" office:value-type="string" calcext:value-type="string">
            <text:p>Reste à commander</text:p>
          </table:table-cell>
          <table:table-cell table:style-name="ce237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15" office:value-type="string" calcext:value-type="string">
            <text:p>Batterie Li-ion 3,7v 5,2 Ah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28.15" calcext:value-type="currency">
            <text:p>28,15 €</text:p>
          </table:table-cell>
          <table:table-cell/>
        </table:table-row>
        <table:table-row table:style-name="ro5">
          <table:table-cell table:style-name="ce218" office:value-type="string" calcext:value-type="string">
            <text:p>Total Résultat</text:p>
          </table:table-cell>
          <table:table-cell table:style-name="ce235"/>
          <table:table-cell table:style-name="ce247" office:value-type="currency" office:currency="EUR" office:value="28.15" calcext:value-type="currency">
            <text:p>28,15 €</text:p>
          </table:table-cell>
          <table:table-cell/>
        </table:table-row>
        <table:table-row table:style-name="ro5" table:number-rows-repeated="9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Syera" table:style-name="ta1">
        <table:table-column table:style-name="co14" table:default-cell-style-name="ce5"/>
        <table:table-column table:style-name="co2" table:default-cell-style-name="Default"/>
        <table:table-column table:style-name="co19" table:default-cell-style-name="ce3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7"/>
          <table:covered-table-cell table:style-name="ce49"/>
          <table:covered-table-cell table:style-name="ce88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8"/>
          <table:table-cell table:style-name="ce27" office:value-type="string" calcext:value-type="string">
            <text:p>Qui</text:p>
          </table:table-cell>
          <table:table-cell table:style-name="ce98" office:value-type="string" calcext:value-type="string">
            <text:p>Quand</text:p>
          </table:table-cell>
          <table:table-cell/>
        </table:table-row>
        <table:table-row table:style-name="ro5">
          <table:table-cell table:style-name="ce9" office:value-type="string" calcext:value-type="string">
            <text:p>Etabli</text:p>
          </table:table-cell>
          <table:table-cell table:style-name="ce103" office:value-type="string" calcext:value-type="string">
            <text:p>Guillaume</text:p>
          </table:table-cell>
          <table:table-cell table:style-name="ce99" table:formula="of:=TODAY()" office:value-type="date" office:date-value="2023-11-28" calcext:value-type="date">
            <text:p>28/11/23</text:p>
          </table:table-cell>
          <table:table-cell/>
        </table:table-row>
        <table:table-row table:style-name="ro5">
          <table:table-cell table:style-name="ce10" office:value-type="string" calcext:value-type="string">
            <text:p>Approuvé</text:p>
          </table:table-cell>
          <table:table-cell table:style-name="ce29"/>
          <table:table-cell table:style-name="ce10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Science_marine</text:p>
          </table:table-cell>
          <table:covered-table-cell table:style-name="Default"/>
          <table:table-cell/>
        </table:table-row>
        <table:table-row table:style-name="ro5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’une CTD</text:p>
          </table:table-cell>
          <table:covered-table-cell table:style-name="Default"/>
          <table:table-cell/>
        </table:table-row>
        <table:table-row table:style-name="ro5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/>
        </table:table-row>
        <table:table-row table:style-name="ro5" table:number-rows-repeated="2">
          <table:table-cell table:style-name="ce17"/>
          <table:table-cell table:style-name="ce30"/>
          <table:table-cell table:number-columns-repeated="2"/>
        </table:table-row>
        <table:table-row table:style-name="ro5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5" office:value-type="string" calcext:value-type="string">
            <text:p>Syera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style-name="ce212" office:value-type="string" calcext:value-type="string">
            <text:p>Désignation</text:p>
          </table:table-cell>
          <table:table-cell table:style-name="ce226" office:value-type="string" calcext:value-type="string">
            <text:p>Reste à commander</text:p>
          </table:table-cell>
          <table:table-cell table:style-name="ce237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15" office:value-type="string" calcext:value-type="string">
            <text:p>Adaptateur pour test d’étanchéité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9.31" calcext:value-type="currency">
            <text:p>9,31 €</text:p>
          </table:table-cell>
          <table:table-cell/>
        </table:table-row>
        <table:table-row table:style-name="ro5">
          <table:table-cell table:style-name="ce215" office:value-type="string" calcext:value-type="string">
            <text:p>Bouchon vent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0.47" calcext:value-type="currency">
            <text:p>10,47 €</text:p>
          </table:table-cell>
          <table:table-cell/>
        </table:table-row>
        <table:table-row table:style-name="ro5">
          <table:table-cell table:style-name="ce215" office:value-type="string" calcext:value-type="string">
            <text:p>Bride</text:p>
          </table:table-cell>
          <table:table-cell table:style-name="ce230" office:value-type="float" office:value="2" calcext:value-type="float">
            <text:p>2</text:p>
          </table:table-cell>
          <table:table-cell table:style-name="ce245" office:value-type="currency" office:currency="EUR" office:value="62.84" calcext:value-type="currency">
            <text:p>62,84 €</text:p>
          </table:table-cell>
          <table:table-cell/>
        </table:table-row>
        <table:table-row table:style-name="ro5">
          <table:table-cell table:style-name="ce215" office:value-type="string" calcext:value-type="string">
            <text:p>Celsius Fast-Response, ±0.1°C Temperature Sensor (I2C)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81.48" calcext:value-type="currency">
            <text:p>81,48 €</text:p>
          </table:table-cell>
          <table:table-cell/>
        </table:table-row>
        <table:table-row table:style-name="ro5">
          <table:table-cell table:style-name="ce215" office:value-type="string" calcext:value-type="string">
            <text:p>Interrupteur étanche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23.28" calcext:value-type="currency">
            <text:p>23,28 €</text:p>
          </table:table-cell>
          <table:table-cell/>
        </table:table-row>
        <table:table-row table:style-name="ro5">
          <table:table-cell table:style-name="ce215" office:value-type="string" calcext:value-type="string">
            <text:p>Tape Alu <text:s/>sans trou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8.16" calcext:value-type="currency">
            <text:p>8,16 €</text:p>
          </table:table-cell>
          <table:table-cell/>
        </table:table-row>
        <table:table-row table:style-name="ro5">
          <table:table-cell table:style-name="ce215" office:value-type="string" calcext:value-type="string">
            <text:p>Tape Alu 2 trous</text:p>
          </table:table-cell>
          <table:table-cell table:style-name="ce230" office:value-type="float" office:value="2" calcext:value-type="float">
            <text:p>2</text:p>
          </table:table-cell>
          <table:table-cell table:style-name="ce245" office:value-type="currency" office:currency="EUR" office:value="19.08" calcext:value-type="currency">
            <text:p>19,08 €</text:p>
          </table:table-cell>
          <table:table-cell/>
        </table:table-row>
        <table:table-row table:style-name="ro5">
          <table:table-cell table:style-name="ce215" office:value-type="string" calcext:value-type="string">
            <text:p>Tube verrouillable PMMA 2 pouces 300mm (WTE2-P-LOCK-TUBE-300-R1)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39.57" calcext:value-type="currency">
            <text:p>39,57 €</text:p>
          </table:table-cell>
          <table:table-cell/>
        </table:table-row>
        <table:table-row table:style-name="ro5">
          <table:table-cell table:style-name="ce215" office:value-type="string" calcext:value-type="string">
            <text:p>Voyant lumineux étanche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14.4" calcext:value-type="currency">
            <text:p>14,40 €</text:p>
          </table:table-cell>
          <table:table-cell/>
        </table:table-row>
        <table:table-row table:style-name="ro5">
          <table:table-cell table:style-name="ce218" office:value-type="string" calcext:value-type="string">
            <text:p>Total Résultat</text:p>
          </table:table-cell>
          <table:table-cell table:style-name="ce235"/>
          <table:table-cell table:style-name="ce247" office:value-type="currency" office:currency="EUR" office:value="268.59" calcext:value-type="currency">
            <text:p>268,59 €</text:p>
          </table:table-cell>
          <table:table-cell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Vexi" table:style-name="ta1">
        <table:table-column table:style-name="co14" table:default-cell-style-name="ce5"/>
        <table:table-column table:style-name="co2" table:default-cell-style-name="Default"/>
        <table:table-column table:style-name="co20" table:default-cell-style-name="Default"/>
        <table:table-column table:style-name="co16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2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7"/>
          <table:covered-table-cell table:number-columns-repeated="2" table:style-name="ce4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8"/>
          <table:table-cell table:style-name="ce27" office:value-type="string" calcext:value-type="string">
            <text:p>Qui</text:p>
          </table:table-cell>
          <table:table-cell table:style-name="ce27" office:value-type="string" calcext:value-type="string">
            <text:p>Quand</text:p>
          </table:table-cell>
          <table:table-cell/>
        </table:table-row>
        <table:table-row table:style-name="ro5">
          <table:table-cell table:style-name="ce9" office:value-type="string" calcext:value-type="string">
            <text:p>Etabli</text:p>
          </table:table-cell>
          <table:table-cell table:style-name="ce28" office:value-type="string" calcext:value-type="string">
            <text:p>Guillaume</text:p>
          </table:table-cell>
          <table:table-cell table:style-name="ce89" table:formula="of:=TODAY()" office:value-type="date" office:date-value="2023-11-28" calcext:value-type="date">
            <text:p>28/11/23</text:p>
          </table:table-cell>
          <table:table-cell/>
        </table:table-row>
        <table:table-row table:style-name="ro5">
          <table:table-cell table:style-name="ce10" office:value-type="string" calcext:value-type="string">
            <text:p>Approuvé</text:p>
          </table:table-cell>
          <table:table-cell table:style-name="ce29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12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16" office:value-type="string" calcext:value-type="string">
            <text:p>Nom du projet :</text:p>
          </table:table-cell>
          <table:table-cell table:style-name="ce30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Détail de la demande :</text:p>
          </table:table-cell>
          <table:table-cell table:style-name="ce30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16" office:value-type="string" calcext:value-type="string">
            <text:p>Nombre de système fabriqué :</text:p>
          </table:table-cell>
          <table:table-cell table:style-name="ce30" table:formula="of:=[$Liste_Materiel.E4]" office:value-type="float" office:value="1" calcext:value-type="float" table:number-columns-spanned="2" table:number-rows-spanned="1">
            <text:p>1</text:p>
          </table:table-cell>
          <table:covered-table-cell/>
          <table:table-cell/>
        </table:table-row>
        <table:table-row table:style-name="ro5" table:number-rows-repeated="2">
          <table:table-cell table:style-name="ce17"/>
          <table:table-cell table:style-name="ce30"/>
          <table:table-cell table:number-columns-repeated="2"/>
        </table:table-row>
        <table:table-row table:style-name="ro5">
          <table:table-cell table:style-name="ce12" office:value-type="string" calcext:value-type="string" table:number-columns-spanned="3" table:number-rows-spanned="1">
            <text:p>2/ Demande</text:p>
          </table:table-cell>
          <table:covered-table-cell table:style-name="ce30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25" office:value-type="string" calcext:value-type="string">
            <text:p>Vexi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212" office:value-type="string" calcext:value-type="string">
            <text:p>Désignation</text:p>
          </table:table-cell>
          <table:table-cell table:style-name="ce226" office:value-type="string" calcext:value-type="string">
            <text:p>Reste à commander</text:p>
          </table:table-cell>
          <table:table-cell table:style-name="ce237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15" office:value-type="string" calcext:value-type="string">
            <text:p>Valise de transport</text:p>
          </table:table-cell>
          <table:table-cell table:style-name="ce230" office:value-type="float" office:value="1" calcext:value-type="float">
            <text:p>1</text:p>
          </table:table-cell>
          <table:table-cell table:style-name="ce245" office:value-type="currency" office:currency="EUR" office:value="71.33" calcext:value-type="currency">
            <text:p>71,33 €</text:p>
          </table:table-cell>
          <table:table-cell/>
        </table:table-row>
        <table:table-row table:style-name="ro5">
          <table:table-cell table:style-name="ce218" office:value-type="string" calcext:value-type="string">
            <text:p>Total Résultat</text:p>
          </table:table-cell>
          <table:table-cell table:style-name="ce235"/>
          <table:table-cell table:style-name="ce247" office:value-type="currency" office:currency="EUR" office:value="71.33" calcext:value-type="currency">
            <text:p>71,33 €</text:p>
          </table:table-cell>
          <table:table-cell/>
        </table:table-row>
        <table:table-row table:style-name="ro5" table:number-rows-repeated="9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  <table:data-pilot-tables>
        <table:data-pilot-table table:name="DataPilot4" table:application-data="" table:target-range-address="NT_Syera.A20:NT_Syera.C32" table:buttons="NT_Syera.A20 NT_Syera.A22 NT_Syera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Syera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tru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alise de transport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3,12 €" table:display="true" table:show-details="true"/>
                <table:data-pilot-member table:name="3,35 €" table:display="true" table:show-details="true"/>
                <table:data-pilot-member table:name="3,90 €" table:display="true" table:show-details="true"/>
                <table:data-pilot-member table:name="8,16 €" table:display="true" table:show-details="true"/>
                <table:data-pilot-member table:name="9,31 €" table:display="true" table:show-details="true"/>
                <table:data-pilot-member table:name="9,91 €" table:display="true" table:show-details="true"/>
                <table:data-pilot-member table:name="10,47 €" table:display="true" table:show-details="true"/>
                <table:data-pilot-member table:name="10,99 €" table:display="true" table:show-details="true"/>
                <table:data-pilot-member table:name="12,99 €" table:display="true" table:show-details="true"/>
                <table:data-pilot-member table:name="14,40 €" table:display="true" table:show-details="true"/>
                <table:data-pilot-member table:name="14,49 €" table:display="true" table:show-details="true"/>
                <table:data-pilot-member table:name="15,84 €" table:display="true" table:show-details="true"/>
                <table:data-pilot-member table:name="19,08 €" table:display="true" table:show-details="true"/>
                <table:data-pilot-member table:name="19,35 €" table:display="true" table:show-details="true"/>
                <table:data-pilot-member table:name="22,66 €" table:display="true" table:show-details="true"/>
                <table:data-pilot-member table:name="23,28 €" table:display="true" table:show-details="true"/>
                <table:data-pilot-member table:name="24,00 €" table:display="true" table:show-details="true"/>
                <table:data-pilot-member table:name="28,15 €" table:display="true" table:show-details="true"/>
                <table:data-pilot-member table:name="38,99 €" table:display="true" table:show-details="true"/>
                <table:data-pilot-member table:name="39,57 €" table:display="true" table:show-details="true"/>
                <table:data-pilot-member table:name="62,84 €" table:display="true" table:show-details="true"/>
                <table:data-pilot-member table:name="71,33 €" table:display="true" table:show-details="true"/>
                <table:data-pilot-member table:name="81,48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NT_Amazon.A20:NT_Amazon.C37" table:buttons="NT_Amazon.A20 NT_Amazon.A22 NT_Amazon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Amazon">
            <table:data-pilot-level table:show-empty="false" calcext:repeat-item-labels="false">
              <table:data-pilot-members>
                <table:data-pilot-member table:name="Amazon" table:display="true" table:show-details="true"/>
                <table:data-pilot-member table:name="Syera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elsius Fast-Response, ±0.1°C Temperature Sensor (I2C)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8,16 €" table:display="true" table:show-details="true"/>
                <table:data-pilot-member table:name="10,47 €" table:display="true" table:show-details="true"/>
                <table:data-pilot-member table:name="39,57 €" table:display="true" table:show-details="true"/>
                <table:data-pilot-member table:name="62,84 €" table:display="true" table:show-details="true"/>
                <table:data-pilot-member table:name="81,48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NT_Arianeplast.A20:NT_Arianeplast.C24" table:buttons="NT_Arianeplast.A20 NT_Arianeplast.A22 NT_Arianeplast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Arianeplast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tru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alise de transport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3,12 €" table:display="true" table:show-details="true"/>
                <table:data-pilot-member table:name="3,35 €" table:display="true" table:show-details="true"/>
                <table:data-pilot-member table:name="3,90 €" table:display="true" table:show-details="true"/>
                <table:data-pilot-member table:name="8,16 €" table:display="true" table:show-details="true"/>
                <table:data-pilot-member table:name="9,31 €" table:display="true" table:show-details="true"/>
                <table:data-pilot-member table:name="9,91 €" table:display="true" table:show-details="true"/>
                <table:data-pilot-member table:name="10,47 €" table:display="true" table:show-details="true"/>
                <table:data-pilot-member table:name="10,99 €" table:display="true" table:show-details="true"/>
                <table:data-pilot-member table:name="12,99 €" table:display="true" table:show-details="true"/>
                <table:data-pilot-member table:name="14,40 €" table:display="true" table:show-details="true"/>
                <table:data-pilot-member table:name="14,49 €" table:display="true" table:show-details="true"/>
                <table:data-pilot-member table:name="15,84 €" table:display="true" table:show-details="true"/>
                <table:data-pilot-member table:name="19,08 €" table:display="true" table:show-details="true"/>
                <table:data-pilot-member table:name="19,35 €" table:display="true" table:show-details="true"/>
                <table:data-pilot-member table:name="22,66 €" table:display="true" table:show-details="true"/>
                <table:data-pilot-member table:name="23,28 €" table:display="true" table:show-details="true"/>
                <table:data-pilot-member table:name="24,00 €" table:display="true" table:show-details="true"/>
                <table:data-pilot-member table:name="28,15 €" table:display="true" table:show-details="true"/>
                <table:data-pilot-member table:name="38,99 €" table:display="true" table:show-details="true"/>
                <table:data-pilot-member table:name="39,57 €" table:display="true" table:show-details="true"/>
                <table:data-pilot-member table:name="62,84 €" table:display="true" table:show-details="true"/>
                <table:data-pilot-member table:name="71,33 €" table:display="true" table:show-details="true"/>
                <table:data-pilot-member table:name="81,48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NT_Digikey.A20:NT_Digikey.C26" table:buttons="NT_Digikey.A20 NT_Digikey.A22 NT_Digikey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Digikey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tru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alise de transport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3,12 €" table:display="true" table:show-details="true"/>
                <table:data-pilot-member table:name="3,35 €" table:display="true" table:show-details="true"/>
                <table:data-pilot-member table:name="3,90 €" table:display="true" table:show-details="true"/>
                <table:data-pilot-member table:name="8,16 €" table:display="true" table:show-details="true"/>
                <table:data-pilot-member table:name="9,31 €" table:display="true" table:show-details="true"/>
                <table:data-pilot-member table:name="9,91 €" table:display="true" table:show-details="true"/>
                <table:data-pilot-member table:name="10,47 €" table:display="true" table:show-details="true"/>
                <table:data-pilot-member table:name="10,99 €" table:display="true" table:show-details="true"/>
                <table:data-pilot-member table:name="12,99 €" table:display="true" table:show-details="true"/>
                <table:data-pilot-member table:name="14,40 €" table:display="true" table:show-details="true"/>
                <table:data-pilot-member table:name="14,49 €" table:display="true" table:show-details="true"/>
                <table:data-pilot-member table:name="15,84 €" table:display="true" table:show-details="true"/>
                <table:data-pilot-member table:name="19,08 €" table:display="true" table:show-details="true"/>
                <table:data-pilot-member table:name="19,35 €" table:display="true" table:show-details="true"/>
                <table:data-pilot-member table:name="22,66 €" table:display="true" table:show-details="true"/>
                <table:data-pilot-member table:name="23,28 €" table:display="true" table:show-details="true"/>
                <table:data-pilot-member table:name="24,00 €" table:display="true" table:show-details="true"/>
                <table:data-pilot-member table:name="28,15 €" table:display="true" table:show-details="true"/>
                <table:data-pilot-member table:name="38,99 €" table:display="true" table:show-details="true"/>
                <table:data-pilot-member table:name="39,57 €" table:display="true" table:show-details="true"/>
                <table:data-pilot-member table:name="62,84 €" table:display="true" table:show-details="true"/>
                <table:data-pilot-member table:name="71,33 €" table:display="true" table:show-details="true"/>
                <table:data-pilot-member table:name="81,48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0" table:application-data="" table:target-range-address="NT_RSpro.A20:NT_RSpro.C24" table:buttons="NT_RSpro.A20 NT_RSpro.A22 NT_RSpro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RS pro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tru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alise de transport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3,12 €" table:display="true" table:show-details="true"/>
                <table:data-pilot-member table:name="3,35 €" table:display="true" table:show-details="true"/>
                <table:data-pilot-member table:name="3,90 €" table:display="true" table:show-details="true"/>
                <table:data-pilot-member table:name="8,16 €" table:display="true" table:show-details="true"/>
                <table:data-pilot-member table:name="9,31 €" table:display="true" table:show-details="true"/>
                <table:data-pilot-member table:name="9,91 €" table:display="true" table:show-details="true"/>
                <table:data-pilot-member table:name="10,47 €" table:display="true" table:show-details="true"/>
                <table:data-pilot-member table:name="10,99 €" table:display="true" table:show-details="true"/>
                <table:data-pilot-member table:name="12,99 €" table:display="true" table:show-details="true"/>
                <table:data-pilot-member table:name="14,40 €" table:display="true" table:show-details="true"/>
                <table:data-pilot-member table:name="14,49 €" table:display="true" table:show-details="true"/>
                <table:data-pilot-member table:name="15,84 €" table:display="true" table:show-details="true"/>
                <table:data-pilot-member table:name="19,08 €" table:display="true" table:show-details="true"/>
                <table:data-pilot-member table:name="19,35 €" table:display="true" table:show-details="true"/>
                <table:data-pilot-member table:name="22,66 €" table:display="true" table:show-details="true"/>
                <table:data-pilot-member table:name="23,28 €" table:display="true" table:show-details="true"/>
                <table:data-pilot-member table:name="24,00 €" table:display="true" table:show-details="true"/>
                <table:data-pilot-member table:name="28,15 €" table:display="true" table:show-details="true"/>
                <table:data-pilot-member table:name="38,99 €" table:display="true" table:show-details="true"/>
                <table:data-pilot-member table:name="39,57 €" table:display="true" table:show-details="true"/>
                <table:data-pilot-member table:name="62,84 €" table:display="true" table:show-details="true"/>
                <table:data-pilot-member table:name="71,33 €" table:display="true" table:show-details="true"/>
                <table:data-pilot-member table:name="81,48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1" table:application-data="" table:target-range-address="NT_Vexi.A20:NT_Vexi.C24" table:buttons="NT_Vexi.A20 NT_Vexi.A22 NT_Vexi.B22" table:ignore-empty-rows="true" table:show-filter-button="false" table:drill-down-on-double-click="false">
          <table:source-cell-range table:cell-range-address="Liste_Materiel.C6:Liste_Materiel.P59"/>
          <table:data-pilot-field table:source-field-name="Fournisseur" table:orientation="page" table:used-hierarchy="0" table:function="auto" loext:ignore-selected-page="true" table:selected-page="Vexi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Bride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ape Alu  sans trou" table:display="true" table:show-details="true"/>
                <table:data-pilot-member table:name="Tape Alu 2 trous" table:display="true" table:show-details="true"/>
                <table:data-pilot-member table:name="Tube verrouillable PMMA 2 pouces 300mm (WTE2-P-LOCK-TUBE-300-R1)" table:display="true" table:show-details="true"/>
                <table:data-pilot-member table:name="Valise de transport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3,12 €" table:display="true" table:show-details="true"/>
                <table:data-pilot-member table:name="3,35 €" table:display="true" table:show-details="true"/>
                <table:data-pilot-member table:name="3,90 €" table:display="true" table:show-details="true"/>
                <table:data-pilot-member table:name="8,16 €" table:display="true" table:show-details="true"/>
                <table:data-pilot-member table:name="9,31 €" table:display="true" table:show-details="true"/>
                <table:data-pilot-member table:name="9,91 €" table:display="true" table:show-details="true"/>
                <table:data-pilot-member table:name="10,47 €" table:display="true" table:show-details="true"/>
                <table:data-pilot-member table:name="10,99 €" table:display="true" table:show-details="true"/>
                <table:data-pilot-member table:name="12,99 €" table:display="true" table:show-details="true"/>
                <table:data-pilot-member table:name="14,40 €" table:display="true" table:show-details="true"/>
                <table:data-pilot-member table:name="14,49 €" table:display="true" table:show-details="true"/>
                <table:data-pilot-member table:name="15,84 €" table:display="true" table:show-details="true"/>
                <table:data-pilot-member table:name="19,08 €" table:display="true" table:show-details="true"/>
                <table:data-pilot-member table:name="19,35 €" table:display="true" table:show-details="true"/>
                <table:data-pilot-member table:name="22,66 €" table:display="true" table:show-details="true"/>
                <table:data-pilot-member table:name="23,28 €" table:display="true" table:show-details="true"/>
                <table:data-pilot-member table:name="24,00 €" table:display="true" table:show-details="true"/>
                <table:data-pilot-member table:name="28,15 €" table:display="true" table:show-details="true"/>
                <table:data-pilot-member table:name="38,99 €" table:display="true" table:show-details="true"/>
                <table:data-pilot-member table:name="39,57 €" table:display="true" table:show-details="true"/>
                <table:data-pilot-member table:name="62,84 €" table:display="true" table:show-details="true"/>
                <table:data-pilot-member table:name="71,33 €" table:display="true" table:show-details="true"/>
                <table:data-pilot-member table:name="81,48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A_20_commander" style:display-name="A commander" style:family="table-cell" style:parent-style-name="Default">
      <style:table-cell-properties fo:background-color="#ff7b59" style:diagonal-bl-tr="none" style:diagonal-tl-br="none"/>
    </style:style>
    <style:style style:name="En_20_attente_20_de_20_réception" style:display-name="En attente de réception" style:family="table-cell" style:parent-style-name="A_20_commander">
      <style:table-cell-properties fo:background-color="#e16173"/>
    </style:style>
    <style:style style:name="Sans_20_nom1" style:display-name="Sans nom1" style:family="table-cell" style:parent-style-name="A_20_commander">
      <style:table-cell-properties fo:background-color="#00a933"/>
    </style:style>
    <style:style style:name="colis_20_perdu" style:display-name="colis perdu" style:family="table-cell" style:parent-style-name="Default">
      <style:table-cell-properties fo:background-color="#ff0000" style:diagonal-bl-tr="none" style:diagonal-tl-br="none" fo:border="1.05pt double #000000" style:border-line-width="0.012cm 0.012cm 0.012cm"/>
      <style:text-properties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margin-top="0.744cm" fo:margin-bottom="0.459cm" fo:margin-left="1.584cm" fo:margin-right="1.475cm" style:scale-to="116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0:25:47.100496443</meta:creation-date>
    <dc:date>2023-11-28T12:03:25.924922303</dc:date>
    <meta:editing-duration>PT16H25M43S</meta:editing-duration>
    <meta:editing-cycles>60</meta:editing-cycles>
    <meta:generator>LibreOffice/7.3.7.2$Linux_X86_64 LibreOffice_project/30$Build-2</meta:generator>
    <meta:document-statistic meta:table-count="7" meta:cell-count="724" meta:object-count="0"/>
  </office:meta>
</office:document-meta>
</file>